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30130_175903conf_memo" table:style-name="ta1">
        <table:shapes>
          <draw:frame draw:z-index="0" draw:style-name="gr1" draw:text-style-name="P1" svg:width="15.999cm" svg:height="8.999cm" svg:x="5.752cm" svg:y="0.904cm">
            <draw:object draw:notify-on-update-of-ranges="20230130_175903conf_memo.A1:20230130_175903conf_memo.A4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.254334479570389" calcext:value-type="float">
            <text:p>0.254334479570389</text:p>
          </table:table-cell>
          <table:table-cell/>
          <table:table-cell table:style-name="ce1" office:value-type="string" calcext:value-type="string">
            <text:p>認識率</text:p>
          </table:table-cell>
        </table:table-row>
        <table:table-row table:style-name="ro1">
          <table:table-cell office:value-type="float" office:value="0.251908987760544" calcext:value-type="float">
            <text:p>0.251908987760544</text:p>
          </table:table-cell>
          <table:table-cell/>
          <table:table-cell table:style-name="ce1" table:formula="of:=AVERAGE([.A1:.A461])" office:value-type="float" office:value="0.468931250548932" calcext:value-type="float">
            <text:p>0.468931250548932</text:p>
          </table:table-cell>
        </table:table-row>
        <table:table-row table:style-name="ro1">
          <table:table-cell office:value-type="float" office:value="0.251169890165329" calcext:value-type="float">
            <text:p>0.251169890165329</text:p>
          </table:table-cell>
          <table:table-cell table:number-columns-repeated="2"/>
        </table:table-row>
        <table:table-row table:style-name="ro1">
          <table:table-cell office:value-type="float" office:value="0.252891957759857" calcext:value-type="float">
            <text:p>0.252891957759857</text:p>
          </table:table-cell>
          <table:table-cell table:number-columns-repeated="2"/>
        </table:table-row>
        <table:table-row table:style-name="ro1">
          <table:table-cell office:value-type="float" office:value="0.26498818397522" calcext:value-type="float">
            <text:p>0.26498818397522</text:p>
          </table:table-cell>
          <table:table-cell table:number-columns-repeated="2"/>
        </table:table-row>
        <table:table-row table:style-name="ro1">
          <table:table-cell office:value-type="float" office:value="0.266988039016724" calcext:value-type="float">
            <text:p>0.266988039016724</text:p>
          </table:table-cell>
          <table:table-cell table:number-columns-repeated="2"/>
        </table:table-row>
        <table:table-row table:style-name="ro1">
          <table:table-cell office:value-type="float" office:value="0.268872797489166" calcext:value-type="float">
            <text:p>0.268872797489166</text:p>
          </table:table-cell>
          <table:table-cell table:number-columns-repeated="2"/>
        </table:table-row>
        <table:table-row table:style-name="ro1">
          <table:table-cell office:value-type="float" office:value="0.258377432823181" calcext:value-type="float">
            <text:p>0.258377432823181</text:p>
          </table:table-cell>
          <table:table-cell table:number-columns-repeated="2"/>
        </table:table-row>
        <table:table-row table:style-name="ro1">
          <table:table-cell office:value-type="float" office:value="0.259316384792328" calcext:value-type="float">
            <text:p>0.259316384792328</text:p>
          </table:table-cell>
          <table:table-cell table:number-columns-repeated="2"/>
        </table:table-row>
        <table:table-row table:style-name="ro1">
          <table:table-cell office:value-type="float" office:value="0.262310415506363" calcext:value-type="float">
            <text:p>0.262310415506363</text:p>
          </table:table-cell>
          <table:table-cell table:number-columns-repeated="2"/>
        </table:table-row>
        <table:table-row table:style-name="ro1">
          <table:table-cell office:value-type="float" office:value="0.266458868980408" calcext:value-type="float">
            <text:p>0.266458868980408</text:p>
          </table:table-cell>
          <table:table-cell table:number-columns-repeated="2"/>
        </table:table-row>
        <table:table-row table:style-name="ro1">
          <table:table-cell office:value-type="float" office:value="0.255159646272659" calcext:value-type="float">
            <text:p>0.255159646272659</text:p>
          </table:table-cell>
          <table:table-cell table:number-columns-repeated="2"/>
        </table:table-row>
        <table:table-row table:style-name="ro1">
          <table:table-cell office:value-type="float" office:value="0.253825008869171" calcext:value-type="float">
            <text:p>0.253825008869171</text:p>
          </table:table-cell>
          <table:table-cell table:number-columns-repeated="2"/>
        </table:table-row>
        <table:table-row table:style-name="ro1">
          <table:table-cell office:value-type="float" office:value="0.259206116199493" calcext:value-type="float">
            <text:p>0.259206116199493</text:p>
          </table:table-cell>
          <table:table-cell table:number-columns-repeated="2"/>
        </table:table-row>
        <table:table-row table:style-name="ro1">
          <table:table-cell office:value-type="float" office:value="0.269565403461456" calcext:value-type="float">
            <text:p>0.269565403461456</text:p>
          </table:table-cell>
          <table:table-cell table:number-columns-repeated="2"/>
        </table:table-row>
        <table:table-row table:style-name="ro1">
          <table:table-cell office:value-type="float" office:value="0.269840270280838" calcext:value-type="float">
            <text:p>0.269840270280838</text:p>
          </table:table-cell>
          <table:table-cell table:number-columns-repeated="2"/>
        </table:table-row>
        <table:table-row table:style-name="ro1">
          <table:table-cell office:value-type="float" office:value="0.273763507604599" calcext:value-type="float">
            <text:p>0.273763507604599</text:p>
          </table:table-cell>
          <table:table-cell table:number-columns-repeated="2"/>
        </table:table-row>
        <table:table-row table:style-name="ro1">
          <table:table-cell office:value-type="float" office:value="0.268125832080841" calcext:value-type="float">
            <text:p>0.268125832080841</text:p>
          </table:table-cell>
          <table:table-cell table:number-columns-repeated="2"/>
        </table:table-row>
        <table:table-row table:style-name="ro1">
          <table:table-cell office:value-type="float" office:value="0.264719545841217" calcext:value-type="float">
            <text:p>0.264719545841217</text:p>
          </table:table-cell>
          <table:table-cell table:number-columns-repeated="2"/>
        </table:table-row>
        <table:table-row table:style-name="ro1">
          <table:table-cell office:value-type="float" office:value="0.250099837779999" calcext:value-type="float">
            <text:p>0.250099837779999</text:p>
          </table:table-cell>
          <table:table-cell table:number-columns-repeated="2"/>
        </table:table-row>
        <table:table-row table:style-name="ro1">
          <table:table-cell office:value-type="float" office:value="0.252835720777512" calcext:value-type="float">
            <text:p>0.252835720777512</text:p>
          </table:table-cell>
          <table:table-cell table:number-columns-repeated="2"/>
        </table:table-row>
        <table:table-row table:style-name="ro1">
          <table:table-cell office:value-type="float" office:value="0.252244085073471" calcext:value-type="float">
            <text:p>0.252244085073471</text:p>
          </table:table-cell>
          <table:table-cell table:number-columns-repeated="2"/>
        </table:table-row>
        <table:table-row table:style-name="ro1">
          <table:table-cell office:value-type="float" office:value="0.258054137229919" calcext:value-type="float">
            <text:p>0.258054137229919</text:p>
          </table:table-cell>
          <table:table-cell table:number-columns-repeated="2"/>
        </table:table-row>
        <table:table-row table:style-name="ro1">
          <table:table-cell office:value-type="float" office:value="0.265306651592255" calcext:value-type="float">
            <text:p>0.265306651592255</text:p>
          </table:table-cell>
          <table:table-cell table:number-columns-repeated="2"/>
        </table:table-row>
        <table:table-row table:style-name="ro1">
          <table:table-cell office:value-type="float" office:value="0.255541503429413" calcext:value-type="float">
            <text:p>0.255541503429413</text:p>
          </table:table-cell>
          <table:table-cell table:number-columns-repeated="2"/>
        </table:table-row>
        <table:table-row table:style-name="ro1">
          <table:table-cell office:value-type="float" office:value="0.303382724523544" calcext:value-type="float">
            <text:p>0.303382724523544</text:p>
          </table:table-cell>
          <table:table-cell table:number-columns-repeated="2"/>
        </table:table-row>
        <table:table-row table:style-name="ro1">
          <table:table-cell office:value-type="float" office:value="0.295290857553482" calcext:value-type="float">
            <text:p>0.295290857553482</text:p>
          </table:table-cell>
          <table:table-cell table:number-columns-repeated="2"/>
        </table:table-row>
        <table:table-row table:style-name="ro1">
          <table:table-cell office:value-type="float" office:value="0.29911682009697" calcext:value-type="float">
            <text:p>0.29911682009697</text:p>
          </table:table-cell>
          <table:table-cell table:number-columns-repeated="2"/>
        </table:table-row>
        <table:table-row table:style-name="ro1">
          <table:table-cell office:value-type="float" office:value="0.287285089492798" calcext:value-type="float">
            <text:p>0.287285089492798</text:p>
          </table:table-cell>
          <table:table-cell table:number-columns-repeated="2"/>
        </table:table-row>
        <table:table-row table:style-name="ro1">
          <table:table-cell office:value-type="float" office:value="0.29619100689888" calcext:value-type="float">
            <text:p>0.29619100689888</text:p>
          </table:table-cell>
          <table:table-cell table:number-columns-repeated="2"/>
        </table:table-row>
        <table:table-row table:style-name="ro1">
          <table:table-cell office:value-type="float" office:value="0.29593887925148" calcext:value-type="float">
            <text:p>0.29593887925148</text:p>
          </table:table-cell>
          <table:table-cell table:number-columns-repeated="2"/>
        </table:table-row>
        <table:table-row table:style-name="ro1">
          <table:table-cell office:value-type="float" office:value="0.298608750104904" calcext:value-type="float">
            <text:p>0.298608750104904</text:p>
          </table:table-cell>
          <table:table-cell table:number-columns-repeated="2"/>
        </table:table-row>
        <table:table-row table:style-name="ro1">
          <table:table-cell office:value-type="float" office:value="0.297865748405457" calcext:value-type="float">
            <text:p>0.297865748405457</text:p>
          </table:table-cell>
          <table:table-cell table:number-columns-repeated="2"/>
        </table:table-row>
        <table:table-row table:style-name="ro1">
          <table:table-cell office:value-type="float" office:value="0.295100957155228" calcext:value-type="float">
            <text:p>0.295100957155228</text:p>
          </table:table-cell>
          <table:table-cell table:number-columns-repeated="2"/>
        </table:table-row>
        <table:table-row table:style-name="ro1">
          <table:table-cell office:value-type="float" office:value="0.288627743721008" calcext:value-type="float">
            <text:p>0.288627743721008</text:p>
          </table:table-cell>
          <table:table-cell table:number-columns-repeated="2"/>
        </table:table-row>
        <table:table-row table:style-name="ro1">
          <table:table-cell office:value-type="float" office:value="0.292842417955399" calcext:value-type="float">
            <text:p>0.292842417955399</text:p>
          </table:table-cell>
          <table:table-cell table:number-columns-repeated="2"/>
        </table:table-row>
        <table:table-row table:style-name="ro1">
          <table:table-cell office:value-type="float" office:value="0.290489584207535" calcext:value-type="float">
            <text:p>0.290489584207535</text:p>
          </table:table-cell>
          <table:table-cell table:number-columns-repeated="2"/>
        </table:table-row>
        <table:table-row table:style-name="ro1">
          <table:table-cell office:value-type="float" office:value="0.284319281578064" calcext:value-type="float">
            <text:p>0.284319281578064</text:p>
          </table:table-cell>
          <table:table-cell table:number-columns-repeated="2"/>
        </table:table-row>
        <table:table-row table:style-name="ro1">
          <table:table-cell office:value-type="float" office:value="0.280862480401993" calcext:value-type="float">
            <text:p>0.280862480401993</text:p>
          </table:table-cell>
          <table:table-cell table:number-columns-repeated="2"/>
        </table:table-row>
        <table:table-row table:style-name="ro1">
          <table:table-cell office:value-type="float" office:value="0.281329989433289" calcext:value-type="float">
            <text:p>0.281329989433289</text:p>
          </table:table-cell>
          <table:table-cell table:number-columns-repeated="2"/>
        </table:table-row>
        <table:table-row table:style-name="ro1">
          <table:table-cell office:value-type="float" office:value="0.279995054006577" calcext:value-type="float">
            <text:p>0.279995054006577</text:p>
          </table:table-cell>
          <table:table-cell table:number-columns-repeated="2"/>
        </table:table-row>
        <table:table-row table:style-name="ro1">
          <table:table-cell office:value-type="float" office:value="0.280576080083847" calcext:value-type="float">
            <text:p>0.280576080083847</text:p>
          </table:table-cell>
          <table:table-cell table:number-columns-repeated="2"/>
        </table:table-row>
        <table:table-row table:style-name="ro1">
          <table:table-cell office:value-type="float" office:value="0.284718781709671" calcext:value-type="float">
            <text:p>0.284718781709671</text:p>
          </table:table-cell>
          <table:table-cell table:number-columns-repeated="2"/>
        </table:table-row>
        <table:table-row table:style-name="ro1">
          <table:table-cell office:value-type="float" office:value="0.283262223005295" calcext:value-type="float">
            <text:p>0.283262223005295</text:p>
          </table:table-cell>
          <table:table-cell table:number-columns-repeated="2"/>
        </table:table-row>
        <table:table-row table:style-name="ro1">
          <table:table-cell office:value-type="float" office:value="0.282823473215103" calcext:value-type="float">
            <text:p>0.282823473215103</text:p>
          </table:table-cell>
          <table:table-cell table:number-columns-repeated="2"/>
        </table:table-row>
        <table:table-row table:style-name="ro1">
          <table:table-cell office:value-type="float" office:value="0.286134213209152" calcext:value-type="float">
            <text:p>0.286134213209152</text:p>
          </table:table-cell>
          <table:table-cell table:number-columns-repeated="2"/>
        </table:table-row>
        <table:table-row table:style-name="ro1">
          <table:table-cell office:value-type="float" office:value="0.283243089914322" calcext:value-type="float">
            <text:p>0.283243089914322</text:p>
          </table:table-cell>
          <table:table-cell table:number-columns-repeated="2"/>
        </table:table-row>
        <table:table-row table:style-name="ro1">
          <table:table-cell office:value-type="float" office:value="0.284760355949402" calcext:value-type="float">
            <text:p>0.284760355949402</text:p>
          </table:table-cell>
          <table:table-cell table:number-columns-repeated="2"/>
        </table:table-row>
        <table:table-row table:style-name="ro1">
          <table:table-cell office:value-type="float" office:value="0.283007174730301" calcext:value-type="float">
            <text:p>0.283007174730301</text:p>
          </table:table-cell>
          <table:table-cell table:number-columns-repeated="2"/>
        </table:table-row>
        <table:table-row table:style-name="ro1">
          <table:table-cell office:value-type="float" office:value="0.252303689718246" calcext:value-type="float">
            <text:p>0.252303689718246</text:p>
          </table:table-cell>
          <table:table-cell table:number-columns-repeated="2"/>
        </table:table-row>
        <table:table-row table:style-name="ro1">
          <table:table-cell office:value-type="float" office:value="0.252286583185196" calcext:value-type="float">
            <text:p>0.252286583185196</text:p>
          </table:table-cell>
          <table:table-cell table:number-columns-repeated="2"/>
        </table:table-row>
        <table:table-row table:style-name="ro1">
          <table:table-cell office:value-type="float" office:value="0.259335696697235" calcext:value-type="float">
            <text:p>0.259335696697235</text:p>
          </table:table-cell>
          <table:table-cell table:number-columns-repeated="2"/>
        </table:table-row>
        <table:table-row table:style-name="ro1">
          <table:table-cell office:value-type="float" office:value="0.259659171104431" calcext:value-type="float">
            <text:p>0.259659171104431</text:p>
          </table:table-cell>
          <table:table-cell table:number-columns-repeated="2"/>
        </table:table-row>
        <table:table-row table:style-name="ro1">
          <table:table-cell office:value-type="float" office:value="0.266313254833221" calcext:value-type="float">
            <text:p>0.266313254833221</text:p>
          </table:table-cell>
          <table:table-cell table:number-columns-repeated="2"/>
        </table:table-row>
        <table:table-row table:style-name="ro1">
          <table:table-cell office:value-type="float" office:value="0.264298915863037" calcext:value-type="float">
            <text:p>0.264298915863037</text:p>
          </table:table-cell>
          <table:table-cell table:number-columns-repeated="2"/>
        </table:table-row>
        <table:table-row table:style-name="ro1">
          <table:table-cell office:value-type="float" office:value="0.268171310424805" calcext:value-type="float">
            <text:p>0.268171310424805</text:p>
          </table:table-cell>
          <table:table-cell table:number-columns-repeated="2"/>
        </table:table-row>
        <table:table-row table:style-name="ro1">
          <table:table-cell office:value-type="float" office:value="0.283577740192413" calcext:value-type="float">
            <text:p>0.283577740192413</text:p>
          </table:table-cell>
          <table:table-cell table:number-columns-repeated="2"/>
        </table:table-row>
        <table:table-row table:style-name="ro1">
          <table:table-cell office:value-type="float" office:value="0.280930250883102" calcext:value-type="float">
            <text:p>0.280930250883102</text:p>
          </table:table-cell>
          <table:table-cell table:number-columns-repeated="2"/>
        </table:table-row>
        <table:table-row table:style-name="ro1">
          <table:table-cell office:value-type="float" office:value="0.280131369829178" calcext:value-type="float">
            <text:p>0.280131369829178</text:p>
          </table:table-cell>
          <table:table-cell table:number-columns-repeated="2"/>
        </table:table-row>
        <table:table-row table:style-name="ro1">
          <table:table-cell office:value-type="float" office:value="0.291547447443008" calcext:value-type="float">
            <text:p>0.291547447443008</text:p>
          </table:table-cell>
          <table:table-cell table:number-columns-repeated="2"/>
        </table:table-row>
        <table:table-row table:style-name="ro1">
          <table:table-cell office:value-type="float" office:value="0.288656383752823" calcext:value-type="float">
            <text:p>0.288656383752823</text:p>
          </table:table-cell>
          <table:table-cell table:number-columns-repeated="2"/>
        </table:table-row>
        <table:table-row table:style-name="ro1">
          <table:table-cell office:value-type="float" office:value="0.296532034873962" calcext:value-type="float">
            <text:p>0.296532034873962</text:p>
          </table:table-cell>
          <table:table-cell table:number-columns-repeated="2"/>
        </table:table-row>
        <table:table-row table:style-name="ro1">
          <table:table-cell office:value-type="float" office:value="0.294936269521713" calcext:value-type="float">
            <text:p>0.294936269521713</text:p>
          </table:table-cell>
          <table:table-cell table:number-columns-repeated="2"/>
        </table:table-row>
        <table:table-row table:style-name="ro1">
          <table:table-cell office:value-type="float" office:value="0.289435178041458" calcext:value-type="float">
            <text:p>0.289435178041458</text:p>
          </table:table-cell>
          <table:table-cell table:number-columns-repeated="2"/>
        </table:table-row>
        <table:table-row table:style-name="ro1">
          <table:table-cell office:value-type="float" office:value="0.292286038398743" calcext:value-type="float">
            <text:p>0.292286038398743</text:p>
          </table:table-cell>
          <table:table-cell table:number-columns-repeated="2"/>
        </table:table-row>
        <table:table-row table:style-name="ro1">
          <table:table-cell office:value-type="float" office:value="0.292692869901657" calcext:value-type="float">
            <text:p>0.292692869901657</text:p>
          </table:table-cell>
          <table:table-cell table:number-columns-repeated="2"/>
        </table:table-row>
        <table:table-row table:style-name="ro1">
          <table:table-cell office:value-type="float" office:value="0.278938740491867" calcext:value-type="float">
            <text:p>0.278938740491867</text:p>
          </table:table-cell>
          <table:table-cell table:number-columns-repeated="2"/>
        </table:table-row>
        <table:table-row table:style-name="ro1">
          <table:table-cell office:value-type="float" office:value="0.258811950683594" calcext:value-type="float">
            <text:p>0.258811950683594</text:p>
          </table:table-cell>
          <table:table-cell table:number-columns-repeated="2"/>
        </table:table-row>
        <table:table-row table:style-name="ro1">
          <table:table-cell office:value-type="float" office:value="0.25679287314415" calcext:value-type="float">
            <text:p>0.25679287314415</text:p>
          </table:table-cell>
          <table:table-cell table:number-columns-repeated="2"/>
        </table:table-row>
        <table:table-row table:style-name="ro1">
          <table:table-cell office:value-type="float" office:value="0.253893941640854" calcext:value-type="float">
            <text:p>0.253893941640854</text:p>
          </table:table-cell>
          <table:table-cell table:number-columns-repeated="2"/>
        </table:table-row>
        <table:table-row table:style-name="ro1">
          <table:table-cell office:value-type="float" office:value="0.250821381807327" calcext:value-type="float">
            <text:p>0.250821381807327</text:p>
          </table:table-cell>
          <table:table-cell table:number-columns-repeated="2"/>
        </table:table-row>
        <table:table-row table:style-name="ro1">
          <table:table-cell office:value-type="float" office:value="0.250414162874222" calcext:value-type="float">
            <text:p>0.250414162874222</text:p>
          </table:table-cell>
          <table:table-cell table:number-columns-repeated="2"/>
        </table:table-row>
        <table:table-row table:style-name="ro1">
          <table:table-cell office:value-type="float" office:value="0.26196825504303" calcext:value-type="float">
            <text:p>0.26196825504303</text:p>
          </table:table-cell>
          <table:table-cell table:number-columns-repeated="2"/>
        </table:table-row>
        <table:table-row table:style-name="ro1">
          <table:table-cell office:value-type="float" office:value="0.265194833278656" calcext:value-type="float">
            <text:p>0.265194833278656</text:p>
          </table:table-cell>
          <table:table-cell table:number-columns-repeated="2"/>
        </table:table-row>
        <table:table-row table:style-name="ro1">
          <table:table-cell office:value-type="float" office:value="0.263919621706009" calcext:value-type="float">
            <text:p>0.263919621706009</text:p>
          </table:table-cell>
          <table:table-cell table:number-columns-repeated="2"/>
        </table:table-row>
        <table:table-row table:style-name="ro1">
          <table:table-cell office:value-type="float" office:value="0.265378773212433" calcext:value-type="float">
            <text:p>0.265378773212433</text:p>
          </table:table-cell>
          <table:table-cell table:number-columns-repeated="2"/>
        </table:table-row>
        <table:table-row table:style-name="ro1">
          <table:table-cell office:value-type="float" office:value="0.263207763433456" calcext:value-type="float">
            <text:p>0.263207763433456</text:p>
          </table:table-cell>
          <table:table-cell table:number-columns-repeated="2"/>
        </table:table-row>
        <table:table-row table:style-name="ro1">
          <table:table-cell office:value-type="float" office:value="0.265805721282959" calcext:value-type="float">
            <text:p>0.265805721282959</text:p>
          </table:table-cell>
          <table:table-cell table:number-columns-repeated="2"/>
        </table:table-row>
        <table:table-row table:style-name="ro1">
          <table:table-cell office:value-type="float" office:value="0.261332333087921" calcext:value-type="float">
            <text:p>0.261332333087921</text:p>
          </table:table-cell>
          <table:table-cell table:number-columns-repeated="2"/>
        </table:table-row>
        <table:table-row table:style-name="ro1">
          <table:table-cell office:value-type="float" office:value="0.263367295265198" calcext:value-type="float">
            <text:p>0.263367295265198</text:p>
          </table:table-cell>
          <table:table-cell table:number-columns-repeated="2"/>
        </table:table-row>
        <table:table-row table:style-name="ro1">
          <table:table-cell office:value-type="float" office:value="0.253369510173798" calcext:value-type="float">
            <text:p>0.253369510173798</text:p>
          </table:table-cell>
          <table:table-cell table:number-columns-repeated="2"/>
        </table:table-row>
        <table:table-row table:style-name="ro1">
          <table:table-cell office:value-type="float" office:value="0.256574898958206" calcext:value-type="float">
            <text:p>0.256574898958206</text:p>
          </table:table-cell>
          <table:table-cell table:number-columns-repeated="2"/>
        </table:table-row>
        <table:table-row table:style-name="ro1">
          <table:table-cell office:value-type="float" office:value="0.256239652633667" calcext:value-type="float">
            <text:p>0.256239652633667</text:p>
          </table:table-cell>
          <table:table-cell table:number-columns-repeated="2"/>
        </table:table-row>
        <table:table-row table:style-name="ro1">
          <table:table-cell office:value-type="float" office:value="0.258613407611847" calcext:value-type="float">
            <text:p>0.258613407611847</text:p>
          </table:table-cell>
          <table:table-cell table:number-columns-repeated="2"/>
        </table:table-row>
        <table:table-row table:style-name="ro1">
          <table:table-cell office:value-type="float" office:value="0.257426291704178" calcext:value-type="float">
            <text:p>0.257426291704178</text:p>
          </table:table-cell>
          <table:table-cell table:number-columns-repeated="2"/>
        </table:table-row>
        <table:table-row table:style-name="ro1">
          <table:table-cell office:value-type="float" office:value="0.25812241435051" calcext:value-type="float">
            <text:p>0.25812241435051</text:p>
          </table:table-cell>
          <table:table-cell table:number-columns-repeated="2"/>
        </table:table-row>
        <table:table-row table:style-name="ro1">
          <table:table-cell office:value-type="float" office:value="0.255030512809753" calcext:value-type="float">
            <text:p>0.255030512809753</text:p>
          </table:table-cell>
          <table:table-cell table:number-columns-repeated="2"/>
        </table:table-row>
        <table:table-row table:style-name="ro1">
          <table:table-cell office:value-type="float" office:value="0.255610287189484" calcext:value-type="float">
            <text:p>0.255610287189484</text:p>
          </table:table-cell>
          <table:table-cell table:number-columns-repeated="2"/>
        </table:table-row>
        <table:table-row table:style-name="ro1">
          <table:table-cell office:value-type="float" office:value="0.256440490484238" calcext:value-type="float">
            <text:p>0.256440490484238</text:p>
          </table:table-cell>
          <table:table-cell table:number-columns-repeated="2"/>
        </table:table-row>
        <table:table-row table:style-name="ro1">
          <table:table-cell office:value-type="float" office:value="0.254919171333313" calcext:value-type="float">
            <text:p>0.254919171333313</text:p>
          </table:table-cell>
          <table:table-cell table:number-columns-repeated="2"/>
        </table:table-row>
        <table:table-row table:style-name="ro1">
          <table:table-cell office:value-type="float" office:value="0.25737127661705" calcext:value-type="float">
            <text:p>0.25737127661705</text:p>
          </table:table-cell>
          <table:table-cell table:number-columns-repeated="2"/>
        </table:table-row>
        <table:table-row table:style-name="ro1">
          <table:table-cell office:value-type="float" office:value="0.254564493894577" calcext:value-type="float">
            <text:p>0.254564493894577</text:p>
          </table:table-cell>
          <table:table-cell table:number-columns-repeated="2"/>
        </table:table-row>
        <table:table-row table:style-name="ro1">
          <table:table-cell office:value-type="float" office:value="0.255542695522308" calcext:value-type="float">
            <text:p>0.255542695522308</text:p>
          </table:table-cell>
          <table:table-cell table:number-columns-repeated="2"/>
        </table:table-row>
        <table:table-row table:style-name="ro1">
          <table:table-cell office:value-type="float" office:value="0.256078511476517" calcext:value-type="float">
            <text:p>0.256078511476517</text:p>
          </table:table-cell>
          <table:table-cell table:number-columns-repeated="2"/>
        </table:table-row>
        <table:table-row table:style-name="ro1">
          <table:table-cell office:value-type="float" office:value="0.251723110675812" calcext:value-type="float">
            <text:p>0.251723110675812</text:p>
          </table:table-cell>
          <table:table-cell table:number-columns-repeated="2"/>
        </table:table-row>
        <table:table-row table:style-name="ro1">
          <table:table-cell office:value-type="float" office:value="0.309481054544449" calcext:value-type="float">
            <text:p>0.309481054544449</text:p>
          </table:table-cell>
          <table:table-cell table:number-columns-repeated="2"/>
        </table:table-row>
        <table:table-row table:style-name="ro1">
          <table:table-cell office:value-type="float" office:value="0.671953737735748" calcext:value-type="float">
            <text:p>0.671953737735748</text:p>
          </table:table-cell>
          <table:table-cell table:number-columns-repeated="2"/>
        </table:table-row>
        <table:table-row table:style-name="ro1">
          <table:table-cell office:value-type="float" office:value="0.575808525085449" calcext:value-type="float">
            <text:p>0.575808525085449</text:p>
          </table:table-cell>
          <table:table-cell table:number-columns-repeated="2"/>
        </table:table-row>
        <table:table-row table:style-name="ro1">
          <table:table-cell office:value-type="float" office:value="0.309208869934082" calcext:value-type="float">
            <text:p>0.309208869934082</text:p>
          </table:table-cell>
          <table:table-cell table:number-columns-repeated="2"/>
        </table:table-row>
        <table:table-row table:style-name="ro1">
          <table:table-cell office:value-type="float" office:value="0.654736757278442" calcext:value-type="float">
            <text:p>0.654736757278442</text:p>
          </table:table-cell>
          <table:table-cell table:number-columns-repeated="2"/>
        </table:table-row>
        <table:table-row table:style-name="ro1">
          <table:table-cell office:value-type="float" office:value="0.800997674465179" calcext:value-type="float">
            <text:p>0.800997674465179</text:p>
          </table:table-cell>
          <table:table-cell table:number-columns-repeated="2"/>
        </table:table-row>
        <table:table-row table:style-name="ro1">
          <table:table-cell office:value-type="float" office:value="0.787989735603333" calcext:value-type="float">
            <text:p>0.787989735603333</text:p>
          </table:table-cell>
          <table:table-cell table:number-columns-repeated="2"/>
        </table:table-row>
        <table:table-row table:style-name="ro1">
          <table:table-cell office:value-type="float" office:value="0.367717206478119" calcext:value-type="float">
            <text:p>0.367717206478119</text:p>
          </table:table-cell>
          <table:table-cell table:number-columns-repeated="2"/>
        </table:table-row>
        <table:table-row table:style-name="ro1">
          <table:table-cell office:value-type="float" office:value="0.253456950187683" calcext:value-type="float">
            <text:p>0.253456950187683</text:p>
          </table:table-cell>
          <table:table-cell table:number-columns-repeated="2"/>
        </table:table-row>
        <table:table-row table:style-name="ro1">
          <table:table-cell office:value-type="float" office:value="0.257907450199127" calcext:value-type="float">
            <text:p>0.257907450199127</text:p>
          </table:table-cell>
          <table:table-cell table:number-columns-repeated="2"/>
        </table:table-row>
        <table:table-row table:style-name="ro1">
          <table:table-cell office:value-type="float" office:value="0.254910945892334" calcext:value-type="float">
            <text:p>0.254910945892334</text:p>
          </table:table-cell>
          <table:table-cell table:number-columns-repeated="2"/>
        </table:table-row>
        <table:table-row table:style-name="ro1">
          <table:table-cell office:value-type="float" office:value="0.256676524877548" calcext:value-type="float">
            <text:p>0.256676524877548</text:p>
          </table:table-cell>
          <table:table-cell table:number-columns-repeated="2"/>
        </table:table-row>
        <table:table-row table:style-name="ro1">
          <table:table-cell office:value-type="float" office:value="0.254011988639832" calcext:value-type="float">
            <text:p>0.254011988639832</text:p>
          </table:table-cell>
          <table:table-cell table:number-columns-repeated="2"/>
        </table:table-row>
        <table:table-row table:style-name="ro1">
          <table:table-cell office:value-type="float" office:value="0.262202709913254" calcext:value-type="float">
            <text:p>0.262202709913254</text:p>
          </table:table-cell>
          <table:table-cell table:number-columns-repeated="2"/>
        </table:table-row>
        <table:table-row table:style-name="ro1">
          <table:table-cell office:value-type="float" office:value="0.256920009851456" calcext:value-type="float">
            <text:p>0.256920009851456</text:p>
          </table:table-cell>
          <table:table-cell table:number-columns-repeated="2"/>
        </table:table-row>
        <table:table-row table:style-name="ro1">
          <table:table-cell office:value-type="float" office:value="0.25777941942215" calcext:value-type="float">
            <text:p>0.25777941942215</text:p>
          </table:table-cell>
          <table:table-cell table:number-columns-repeated="2"/>
        </table:table-row>
        <table:table-row table:style-name="ro1">
          <table:table-cell office:value-type="float" office:value="0.260477781295776" calcext:value-type="float">
            <text:p>0.260477781295776</text:p>
          </table:table-cell>
          <table:table-cell table:number-columns-repeated="2"/>
        </table:table-row>
        <table:table-row table:style-name="ro1">
          <table:table-cell office:value-type="float" office:value="0.274665594100952" calcext:value-type="float">
            <text:p>0.274665594100952</text:p>
          </table:table-cell>
          <table:table-cell table:number-columns-repeated="2"/>
        </table:table-row>
        <table:table-row table:style-name="ro1">
          <table:table-cell office:value-type="float" office:value="0.259982049465179" calcext:value-type="float">
            <text:p>0.259982049465179</text:p>
          </table:table-cell>
          <table:table-cell table:number-columns-repeated="2"/>
        </table:table-row>
        <table:table-row table:style-name="ro1">
          <table:table-cell office:value-type="float" office:value="0.27275076508522" calcext:value-type="float">
            <text:p>0.27275076508522</text:p>
          </table:table-cell>
          <table:table-cell table:number-columns-repeated="2"/>
        </table:table-row>
        <table:table-row table:style-name="ro1">
          <table:table-cell office:value-type="float" office:value="0.277283906936645" calcext:value-type="float">
            <text:p>0.277283906936645</text:p>
          </table:table-cell>
          <table:table-cell table:number-columns-repeated="2"/>
        </table:table-row>
        <table:table-row table:style-name="ro1">
          <table:table-cell office:value-type="float" office:value="0.291626989841461" calcext:value-type="float">
            <text:p>0.291626989841461</text:p>
          </table:table-cell>
          <table:table-cell table:number-columns-repeated="2"/>
        </table:table-row>
        <table:table-row table:style-name="ro1">
          <table:table-cell office:value-type="float" office:value="0.290845066308975" calcext:value-type="float">
            <text:p>0.290845066308975</text:p>
          </table:table-cell>
          <table:table-cell table:number-columns-repeated="2"/>
        </table:table-row>
        <table:table-row table:style-name="ro1">
          <table:table-cell office:value-type="float" office:value="0.267229944467545" calcext:value-type="float">
            <text:p>0.267229944467545</text:p>
          </table:table-cell>
          <table:table-cell table:number-columns-repeated="2"/>
        </table:table-row>
        <table:table-row table:style-name="ro1">
          <table:table-cell office:value-type="float" office:value="0.26391464471817" calcext:value-type="float">
            <text:p>0.26391464471817</text:p>
          </table:table-cell>
          <table:table-cell table:number-columns-repeated="2"/>
        </table:table-row>
        <table:table-row table:style-name="ro1">
          <table:table-cell office:value-type="float" office:value="0.262047559022903" calcext:value-type="float">
            <text:p>0.262047559022903</text:p>
          </table:table-cell>
          <table:table-cell table:number-columns-repeated="2"/>
        </table:table-row>
        <table:table-row table:style-name="ro1">
          <table:table-cell office:value-type="float" office:value="0.251458644866943" calcext:value-type="float">
            <text:p>0.251458644866943</text:p>
          </table:table-cell>
          <table:table-cell table:number-columns-repeated="2"/>
        </table:table-row>
        <table:table-row table:style-name="ro1">
          <table:table-cell office:value-type="float" office:value="0.253278404474258" calcext:value-type="float">
            <text:p>0.253278404474258</text:p>
          </table:table-cell>
          <table:table-cell table:number-columns-repeated="2"/>
        </table:table-row>
        <table:table-row table:style-name="ro1">
          <table:table-cell office:value-type="float" office:value="0.254461497068405" calcext:value-type="float">
            <text:p>0.254461497068405</text:p>
          </table:table-cell>
          <table:table-cell table:number-columns-repeated="2"/>
        </table:table-row>
        <table:table-row table:style-name="ro1">
          <table:table-cell office:value-type="float" office:value="0.252652198076248" calcext:value-type="float">
            <text:p>0.252652198076248</text:p>
          </table:table-cell>
          <table:table-cell table:number-columns-repeated="2"/>
        </table:table-row>
        <table:table-row table:style-name="ro1">
          <table:table-cell office:value-type="float" office:value="0.256940841674805" calcext:value-type="float">
            <text:p>0.256940841674805</text:p>
          </table:table-cell>
          <table:table-cell table:number-columns-repeated="2"/>
        </table:table-row>
        <table:table-row table:style-name="ro1">
          <table:table-cell office:value-type="float" office:value="0.25812041759491" calcext:value-type="float">
            <text:p>0.25812041759491</text:p>
          </table:table-cell>
          <table:table-cell table:number-columns-repeated="2"/>
        </table:table-row>
        <table:table-row table:style-name="ro1">
          <table:table-cell office:value-type="float" office:value="0.259901463985443" calcext:value-type="float">
            <text:p>0.259901463985443</text:p>
          </table:table-cell>
          <table:table-cell table:number-columns-repeated="2"/>
        </table:table-row>
        <table:table-row table:style-name="ro1">
          <table:table-cell office:value-type="float" office:value="0.257973492145538" calcext:value-type="float">
            <text:p>0.257973492145538</text:p>
          </table:table-cell>
          <table:table-cell table:number-columns-repeated="2"/>
        </table:table-row>
        <table:table-row table:style-name="ro1">
          <table:table-cell office:value-type="float" office:value="0.256476074457169" calcext:value-type="float">
            <text:p>0.256476074457169</text:p>
          </table:table-cell>
          <table:table-cell table:number-columns-repeated="2"/>
        </table:table-row>
        <table:table-row table:style-name="ro1">
          <table:table-cell office:value-type="float" office:value="0.267276138067245" calcext:value-type="float">
            <text:p>0.267276138067245</text:p>
          </table:table-cell>
          <table:table-cell table:number-columns-repeated="2"/>
        </table:table-row>
        <table:table-row table:style-name="ro1">
          <table:table-cell office:value-type="float" office:value="0.267314285039902" calcext:value-type="float">
            <text:p>0.267314285039902</text:p>
          </table:table-cell>
          <table:table-cell table:number-columns-repeated="2"/>
        </table:table-row>
        <table:table-row table:style-name="ro1">
          <table:table-cell office:value-type="float" office:value="0.26757550239563" calcext:value-type="float">
            <text:p>0.26757550239563</text:p>
          </table:table-cell>
          <table:table-cell table:number-columns-repeated="2"/>
        </table:table-row>
        <table:table-row table:style-name="ro1">
          <table:table-cell office:value-type="float" office:value="0.268908828496933" calcext:value-type="float">
            <text:p>0.268908828496933</text:p>
          </table:table-cell>
          <table:table-cell table:number-columns-repeated="2"/>
        </table:table-row>
        <table:table-row table:style-name="ro1">
          <table:table-cell office:value-type="float" office:value="0.26658883690834" calcext:value-type="float">
            <text:p>0.26658883690834</text:p>
          </table:table-cell>
          <table:table-cell table:number-columns-repeated="2"/>
        </table:table-row>
        <table:table-row table:style-name="ro1">
          <table:table-cell office:value-type="float" office:value="0.266421049833298" calcext:value-type="float">
            <text:p>0.266421049833298</text:p>
          </table:table-cell>
          <table:table-cell table:number-columns-repeated="2"/>
        </table:table-row>
        <table:table-row table:style-name="ro1">
          <table:table-cell office:value-type="float" office:value="0.269572138786316" calcext:value-type="float">
            <text:p>0.269572138786316</text:p>
          </table:table-cell>
          <table:table-cell table:number-columns-repeated="2"/>
        </table:table-row>
        <table:table-row table:style-name="ro1">
          <table:table-cell office:value-type="float" office:value="0.26975417137146" calcext:value-type="float">
            <text:p>0.26975417137146</text:p>
          </table:table-cell>
          <table:table-cell table:number-columns-repeated="2"/>
        </table:table-row>
        <table:table-row table:style-name="ro1">
          <table:table-cell office:value-type="float" office:value="0.263172745704651" calcext:value-type="float">
            <text:p>0.263172745704651</text:p>
          </table:table-cell>
          <table:table-cell table:number-columns-repeated="2"/>
        </table:table-row>
        <table:table-row table:style-name="ro1">
          <table:table-cell office:value-type="float" office:value="0.262808233499527" calcext:value-type="float">
            <text:p>0.262808233499527</text:p>
          </table:table-cell>
          <table:table-cell table:number-columns-repeated="2"/>
        </table:table-row>
        <table:table-row table:style-name="ro1">
          <table:table-cell office:value-type="float" office:value="0.258820116519928" calcext:value-type="float">
            <text:p>0.258820116519928</text:p>
          </table:table-cell>
          <table:table-cell table:number-columns-repeated="2"/>
        </table:table-row>
        <table:table-row table:style-name="ro1">
          <table:table-cell office:value-type="float" office:value="0.260358363389969" calcext:value-type="float">
            <text:p>0.260358363389969</text:p>
          </table:table-cell>
          <table:table-cell table:number-columns-repeated="2"/>
        </table:table-row>
        <table:table-row table:style-name="ro1">
          <table:table-cell office:value-type="float" office:value="0.27185583114624" calcext:value-type="float">
            <text:p>0.27185583114624</text:p>
          </table:table-cell>
          <table:table-cell table:number-columns-repeated="2"/>
        </table:table-row>
        <table:table-row table:style-name="ro1">
          <table:table-cell office:value-type="float" office:value="0.269755452871323" calcext:value-type="float">
            <text:p>0.269755452871323</text:p>
          </table:table-cell>
          <table:table-cell table:number-columns-repeated="2"/>
        </table:table-row>
        <table:table-row table:style-name="ro1">
          <table:table-cell office:value-type="float" office:value="0.269593089818955" calcext:value-type="float">
            <text:p>0.269593089818955</text:p>
          </table:table-cell>
          <table:table-cell table:number-columns-repeated="2"/>
        </table:table-row>
        <table:table-row table:style-name="ro1">
          <table:table-cell office:value-type="float" office:value="0.267143309116363" calcext:value-type="float">
            <text:p>0.267143309116363</text:p>
          </table:table-cell>
          <table:table-cell table:number-columns-repeated="2"/>
        </table:table-row>
        <table:table-row table:style-name="ro1">
          <table:table-cell office:value-type="float" office:value="0.267590016126633" calcext:value-type="float">
            <text:p>0.267590016126633</text:p>
          </table:table-cell>
          <table:table-cell table:number-columns-repeated="2"/>
        </table:table-row>
        <table:table-row table:style-name="ro1">
          <table:table-cell office:value-type="float" office:value="0.388248592615128" calcext:value-type="float">
            <text:p>0.388248592615128</text:p>
          </table:table-cell>
          <table:table-cell table:number-columns-repeated="2"/>
        </table:table-row>
        <table:table-row table:style-name="ro1">
          <table:table-cell office:value-type="float" office:value="0.304708927869797" calcext:value-type="float">
            <text:p>0.304708927869797</text:p>
          </table:table-cell>
          <table:table-cell table:number-columns-repeated="2"/>
        </table:table-row>
        <table:table-row table:style-name="ro1">
          <table:table-cell office:value-type="float" office:value="0.3984095454216" calcext:value-type="float">
            <text:p>0.3984095454216</text:p>
          </table:table-cell>
          <table:table-cell table:number-columns-repeated="2"/>
        </table:table-row>
        <table:table-row table:style-name="ro1">
          <table:table-cell office:value-type="float" office:value="0.286490440368652" calcext:value-type="float">
            <text:p>0.286490440368652</text:p>
          </table:table-cell>
          <table:table-cell table:number-columns-repeated="2"/>
        </table:table-row>
        <table:table-row table:style-name="ro1">
          <table:table-cell office:value-type="float" office:value="0.379943013191223" calcext:value-type="float">
            <text:p>0.379943013191223</text:p>
          </table:table-cell>
          <table:table-cell table:number-columns-repeated="2"/>
        </table:table-row>
        <table:table-row table:style-name="ro1">
          <table:table-cell office:value-type="float" office:value="0.308149188756943" calcext:value-type="float">
            <text:p>0.308149188756943</text:p>
          </table:table-cell>
          <table:table-cell table:number-columns-repeated="2"/>
        </table:table-row>
        <table:table-row table:style-name="ro1">
          <table:table-cell office:value-type="float" office:value="0.52094703912735" calcext:value-type="float">
            <text:p>0.52094703912735</text:p>
          </table:table-cell>
          <table:table-cell table:number-columns-repeated="2"/>
        </table:table-row>
        <table:table-row table:style-name="ro1">
          <table:table-cell office:value-type="float" office:value="0.251798123121262" calcext:value-type="float">
            <text:p>0.251798123121262</text:p>
          </table:table-cell>
          <table:table-cell table:number-columns-repeated="2"/>
        </table:table-row>
        <table:table-row table:style-name="ro1">
          <table:table-cell office:value-type="float" office:value="0.257947772741318" calcext:value-type="float">
            <text:p>0.257947772741318</text:p>
          </table:table-cell>
          <table:table-cell table:number-columns-repeated="2"/>
        </table:table-row>
        <table:table-row table:style-name="ro1">
          <table:table-cell office:value-type="float" office:value="0.254756718873978" calcext:value-type="float">
            <text:p>0.254756718873978</text:p>
          </table:table-cell>
          <table:table-cell table:number-columns-repeated="2"/>
        </table:table-row>
        <table:table-row table:style-name="ro1">
          <table:table-cell office:value-type="float" office:value="0.254886388778686" calcext:value-type="float">
            <text:p>0.254886388778686</text:p>
          </table:table-cell>
          <table:table-cell table:number-columns-repeated="2"/>
        </table:table-row>
        <table:table-row table:style-name="ro1">
          <table:table-cell office:value-type="float" office:value="0.251690119504929" calcext:value-type="float">
            <text:p>0.251690119504929</text:p>
          </table:table-cell>
          <table:table-cell table:number-columns-repeated="2"/>
        </table:table-row>
        <table:table-row table:style-name="ro1">
          <table:table-cell office:value-type="float" office:value="0.253487080335617" calcext:value-type="float">
            <text:p>0.253487080335617</text:p>
          </table:table-cell>
          <table:table-cell table:number-columns-repeated="2"/>
        </table:table-row>
        <table:table-row table:style-name="ro1">
          <table:table-cell office:value-type="float" office:value="0.254983156919479" calcext:value-type="float">
            <text:p>0.254983156919479</text:p>
          </table:table-cell>
          <table:table-cell table:number-columns-repeated="2"/>
        </table:table-row>
        <table:table-row table:style-name="ro1">
          <table:table-cell office:value-type="float" office:value="0.270463526248932" calcext:value-type="float">
            <text:p>0.270463526248932</text:p>
          </table:table-cell>
          <table:table-cell table:number-columns-repeated="2"/>
        </table:table-row>
        <table:table-row table:style-name="ro1">
          <table:table-cell office:value-type="float" office:value="0.325756460428238" calcext:value-type="float">
            <text:p>0.325756460428238</text:p>
          </table:table-cell>
          <table:table-cell table:number-columns-repeated="2"/>
        </table:table-row>
        <table:table-row table:style-name="ro1">
          <table:table-cell office:value-type="float" office:value="0.5889031291008" calcext:value-type="float">
            <text:p>0.5889031291008</text:p>
          </table:table-cell>
          <table:table-cell table:number-columns-repeated="2"/>
        </table:table-row>
        <table:table-row table:style-name="ro1">
          <table:table-cell office:value-type="float" office:value="0.587740361690521" calcext:value-type="float">
            <text:p>0.587740361690521</text:p>
          </table:table-cell>
          <table:table-cell table:number-columns-repeated="2"/>
        </table:table-row>
        <table:table-row table:style-name="ro1">
          <table:table-cell office:value-type="float" office:value="0.333147346973419" calcext:value-type="float">
            <text:p>0.333147346973419</text:p>
          </table:table-cell>
          <table:table-cell table:number-columns-repeated="2"/>
        </table:table-row>
        <table:table-row table:style-name="ro1">
          <table:table-cell office:value-type="float" office:value="0.611622214317322" calcext:value-type="float">
            <text:p>0.611622214317322</text:p>
          </table:table-cell>
          <table:table-cell table:number-columns-repeated="2"/>
        </table:table-row>
        <table:table-row table:style-name="ro1">
          <table:table-cell office:value-type="float" office:value="0.550373435020447" calcext:value-type="float">
            <text:p>0.550373435020447</text:p>
          </table:table-cell>
          <table:table-cell table:number-columns-repeated="2"/>
        </table:table-row>
        <table:table-row table:style-name="ro1">
          <table:table-cell office:value-type="float" office:value="0.468801259994507" calcext:value-type="float">
            <text:p>0.468801259994507</text:p>
          </table:table-cell>
          <table:table-cell table:number-columns-repeated="2"/>
        </table:table-row>
        <table:table-row table:style-name="ro1">
          <table:table-cell office:value-type="float" office:value="0.460196942090988" calcext:value-type="float">
            <text:p>0.460196942090988</text:p>
          </table:table-cell>
          <table:table-cell table:number-columns-repeated="2"/>
        </table:table-row>
        <table:table-row table:style-name="ro1">
          <table:table-cell office:value-type="float" office:value="0.539363145828247" calcext:value-type="float">
            <text:p>0.539363145828247</text:p>
          </table:table-cell>
          <table:table-cell table:number-columns-repeated="2"/>
        </table:table-row>
        <table:table-row table:style-name="ro1">
          <table:table-cell office:value-type="float" office:value="0.715125381946564" calcext:value-type="float">
            <text:p>0.715125381946564</text:p>
          </table:table-cell>
          <table:table-cell table:number-columns-repeated="2"/>
        </table:table-row>
        <table:table-row table:style-name="ro1">
          <table:table-cell office:value-type="float" office:value="0.544925510883331" calcext:value-type="float">
            <text:p>0.544925510883331</text:p>
          </table:table-cell>
          <table:table-cell table:number-columns-repeated="2"/>
        </table:table-row>
        <table:table-row table:style-name="ro1">
          <table:table-cell office:value-type="float" office:value="0.8279749751091" calcext:value-type="float">
            <text:p>0.8279749751091</text:p>
          </table:table-cell>
          <table:table-cell table:number-columns-repeated="2"/>
        </table:table-row>
        <table:table-row table:style-name="ro1">
          <table:table-cell office:value-type="float" office:value="0.877154171466827" calcext:value-type="float">
            <text:p>0.877154171466827</text:p>
          </table:table-cell>
          <table:table-cell table:number-columns-repeated="2"/>
        </table:table-row>
        <table:table-row table:style-name="ro1">
          <table:table-cell office:value-type="float" office:value="0.874085605144501" calcext:value-type="float">
            <text:p>0.874085605144501</text:p>
          </table:table-cell>
          <table:table-cell table:number-columns-repeated="2"/>
        </table:table-row>
        <table:table-row table:style-name="ro1">
          <table:table-cell office:value-type="float" office:value="0.827000796794891" calcext:value-type="float">
            <text:p>0.827000796794891</text:p>
          </table:table-cell>
          <table:table-cell table:number-columns-repeated="2"/>
        </table:table-row>
        <table:table-row table:style-name="ro1">
          <table:table-cell office:value-type="float" office:value="0.697811722755432" calcext:value-type="float">
            <text:p>0.697811722755432</text:p>
          </table:table-cell>
          <table:table-cell table:number-columns-repeated="2"/>
        </table:table-row>
        <table:table-row table:style-name="ro1">
          <table:table-cell office:value-type="float" office:value="0.7084721326828" calcext:value-type="float">
            <text:p>0.7084721326828</text:p>
          </table:table-cell>
          <table:table-cell table:number-columns-repeated="2"/>
        </table:table-row>
        <table:table-row table:style-name="ro1">
          <table:table-cell office:value-type="float" office:value="0.714468240737915" calcext:value-type="float">
            <text:p>0.714468240737915</text:p>
          </table:table-cell>
          <table:table-cell table:number-columns-repeated="2"/>
        </table:table-row>
        <table:table-row table:style-name="ro1">
          <table:table-cell office:value-type="float" office:value="0.797284126281738" calcext:value-type="float">
            <text:p>0.797284126281738</text:p>
          </table:table-cell>
          <table:table-cell table:number-columns-repeated="2"/>
        </table:table-row>
        <table:table-row table:style-name="ro1">
          <table:table-cell office:value-type="float" office:value="0.771478235721588" calcext:value-type="float">
            <text:p>0.771478235721588</text:p>
          </table:table-cell>
          <table:table-cell table:number-columns-repeated="2"/>
        </table:table-row>
        <table:table-row table:style-name="ro1">
          <table:table-cell office:value-type="float" office:value="0.728026390075684" calcext:value-type="float">
            <text:p>0.728026390075684</text:p>
          </table:table-cell>
          <table:table-cell table:number-columns-repeated="2"/>
        </table:table-row>
        <table:table-row table:style-name="ro1">
          <table:table-cell office:value-type="float" office:value="0.710775256156921" calcext:value-type="float">
            <text:p>0.710775256156921</text:p>
          </table:table-cell>
          <table:table-cell table:number-columns-repeated="2"/>
        </table:table-row>
        <table:table-row table:style-name="ro1">
          <table:table-cell office:value-type="float" office:value="0.771393001079559" calcext:value-type="float">
            <text:p>0.771393001079559</text:p>
          </table:table-cell>
          <table:table-cell table:number-columns-repeated="2"/>
        </table:table-row>
        <table:table-row table:style-name="ro1">
          <table:table-cell office:value-type="float" office:value="0.751769483089447" calcext:value-type="float">
            <text:p>0.751769483089447</text:p>
          </table:table-cell>
          <table:table-cell table:number-columns-repeated="2"/>
        </table:table-row>
        <table:table-row table:style-name="ro1">
          <table:table-cell office:value-type="float" office:value="0.753930032253265" calcext:value-type="float">
            <text:p>0.753930032253265</text:p>
          </table:table-cell>
          <table:table-cell table:number-columns-repeated="2"/>
        </table:table-row>
        <table:table-row table:style-name="ro1">
          <table:table-cell office:value-type="float" office:value="0.649981737136841" calcext:value-type="float">
            <text:p>0.649981737136841</text:p>
          </table:table-cell>
          <table:table-cell table:number-columns-repeated="2"/>
        </table:table-row>
        <table:table-row table:style-name="ro1">
          <table:table-cell office:value-type="float" office:value="0.726696014404297" calcext:value-type="float">
            <text:p>0.726696014404297</text:p>
          </table:table-cell>
          <table:table-cell table:number-columns-repeated="2"/>
        </table:table-row>
        <table:table-row table:style-name="ro1">
          <table:table-cell office:value-type="float" office:value="0.774925112724304" calcext:value-type="float">
            <text:p>0.774925112724304</text:p>
          </table:table-cell>
          <table:table-cell table:number-columns-repeated="2"/>
        </table:table-row>
        <table:table-row table:style-name="ro1">
          <table:table-cell office:value-type="float" office:value="0.794533431529999" calcext:value-type="float">
            <text:p>0.794533431529999</text:p>
          </table:table-cell>
          <table:table-cell table:number-columns-repeated="2"/>
        </table:table-row>
        <table:table-row table:style-name="ro1">
          <table:table-cell office:value-type="float" office:value="0.868870437145233" calcext:value-type="float">
            <text:p>0.868870437145233</text:p>
          </table:table-cell>
          <table:table-cell table:number-columns-repeated="2"/>
        </table:table-row>
        <table:table-row table:style-name="ro1">
          <table:table-cell office:value-type="float" office:value="0.850535392761231" calcext:value-type="float">
            <text:p>0.850535392761231</text:p>
          </table:table-cell>
          <table:table-cell table:number-columns-repeated="2"/>
        </table:table-row>
        <table:table-row table:style-name="ro1">
          <table:table-cell office:value-type="float" office:value="0.835215628147125" calcext:value-type="float">
            <text:p>0.835215628147125</text:p>
          </table:table-cell>
          <table:table-cell table:number-columns-repeated="2"/>
        </table:table-row>
        <table:table-row table:style-name="ro1">
          <table:table-cell office:value-type="float" office:value="0.803387939929962" calcext:value-type="float">
            <text:p>0.803387939929962</text:p>
          </table:table-cell>
          <table:table-cell table:number-columns-repeated="2"/>
        </table:table-row>
        <table:table-row table:style-name="ro1">
          <table:table-cell office:value-type="float" office:value="0.803330540657043" calcext:value-type="float">
            <text:p>0.803330540657043</text:p>
          </table:table-cell>
          <table:table-cell table:number-columns-repeated="2"/>
        </table:table-row>
        <table:table-row table:style-name="ro1">
          <table:table-cell office:value-type="float" office:value="0.813874542713165" calcext:value-type="float">
            <text:p>0.813874542713165</text:p>
          </table:table-cell>
          <table:table-cell table:number-columns-repeated="2"/>
        </table:table-row>
        <table:table-row table:style-name="ro1">
          <table:table-cell office:value-type="float" office:value="0.810671925544739" calcext:value-type="float">
            <text:p>0.810671925544739</text:p>
          </table:table-cell>
          <table:table-cell table:number-columns-repeated="2"/>
        </table:table-row>
        <table:table-row table:style-name="ro1">
          <table:table-cell office:value-type="float" office:value="0.805179357528687" calcext:value-type="float">
            <text:p>0.805179357528687</text:p>
          </table:table-cell>
          <table:table-cell table:number-columns-repeated="2"/>
        </table:table-row>
        <table:table-row table:style-name="ro1">
          <table:table-cell office:value-type="float" office:value="0.809153258800507" calcext:value-type="float">
            <text:p>0.809153258800507</text:p>
          </table:table-cell>
          <table:table-cell table:number-columns-repeated="2"/>
        </table:table-row>
        <table:table-row table:style-name="ro1">
          <table:table-cell office:value-type="float" office:value="0.811364829540253" calcext:value-type="float">
            <text:p>0.811364829540253</text:p>
          </table:table-cell>
          <table:table-cell table:number-columns-repeated="2"/>
        </table:table-row>
        <table:table-row table:style-name="ro1">
          <table:table-cell office:value-type="float" office:value="0.816656410694122" calcext:value-type="float">
            <text:p>0.816656410694122</text:p>
          </table:table-cell>
          <table:table-cell table:number-columns-repeated="2"/>
        </table:table-row>
        <table:table-row table:style-name="ro1">
          <table:table-cell office:value-type="float" office:value="0.820476233959198" calcext:value-type="float">
            <text:p>0.820476233959198</text:p>
          </table:table-cell>
          <table:table-cell table:number-columns-repeated="2"/>
        </table:table-row>
        <table:table-row table:style-name="ro1">
          <table:table-cell office:value-type="float" office:value="0.806912302970886" calcext:value-type="float">
            <text:p>0.806912302970886</text:p>
          </table:table-cell>
          <table:table-cell table:number-columns-repeated="2"/>
        </table:table-row>
        <table:table-row table:style-name="ro1">
          <table:table-cell office:value-type="float" office:value="0.750128865242004" calcext:value-type="float">
            <text:p>0.750128865242004</text:p>
          </table:table-cell>
          <table:table-cell table:number-columns-repeated="2"/>
        </table:table-row>
        <table:table-row table:style-name="ro1">
          <table:table-cell office:value-type="float" office:value="0.768754959106445" calcext:value-type="float">
            <text:p>0.768754959106445</text:p>
          </table:table-cell>
          <table:table-cell table:number-columns-repeated="2"/>
        </table:table-row>
        <table:table-row table:style-name="ro1">
          <table:table-cell office:value-type="float" office:value="0.700468599796295" calcext:value-type="float">
            <text:p>0.700468599796295</text:p>
          </table:table-cell>
          <table:table-cell table:number-columns-repeated="2"/>
        </table:table-row>
        <table:table-row table:style-name="ro1">
          <table:table-cell office:value-type="float" office:value="0.684296727180481" calcext:value-type="float">
            <text:p>0.684296727180481</text:p>
          </table:table-cell>
          <table:table-cell table:number-columns-repeated="2"/>
        </table:table-row>
        <table:table-row table:style-name="ro1">
          <table:table-cell office:value-type="float" office:value="0.704482674598694" calcext:value-type="float">
            <text:p>0.704482674598694</text:p>
          </table:table-cell>
          <table:table-cell table:number-columns-repeated="2"/>
        </table:table-row>
        <table:table-row table:style-name="ro1">
          <table:table-cell office:value-type="float" office:value="0.696772456169128" calcext:value-type="float">
            <text:p>0.696772456169128</text:p>
          </table:table-cell>
          <table:table-cell table:number-columns-repeated="2"/>
        </table:table-row>
        <table:table-row table:style-name="ro1">
          <table:table-cell office:value-type="float" office:value="0.69443279504776" calcext:value-type="float">
            <text:p>0.69443279504776</text:p>
          </table:table-cell>
          <table:table-cell table:number-columns-repeated="2"/>
        </table:table-row>
        <table:table-row table:style-name="ro1">
          <table:table-cell office:value-type="float" office:value="0.707524001598358" calcext:value-type="float">
            <text:p>0.707524001598358</text:p>
          </table:table-cell>
          <table:table-cell table:number-columns-repeated="2"/>
        </table:table-row>
        <table:table-row table:style-name="ro1">
          <table:table-cell office:value-type="float" office:value="0.705429792404175" calcext:value-type="float">
            <text:p>0.705429792404175</text:p>
          </table:table-cell>
          <table:table-cell table:number-columns-repeated="2"/>
        </table:table-row>
        <table:table-row table:style-name="ro1">
          <table:table-cell office:value-type="float" office:value="0.726431965827942" calcext:value-type="float">
            <text:p>0.726431965827942</text:p>
          </table:table-cell>
          <table:table-cell table:number-columns-repeated="2"/>
        </table:table-row>
        <table:table-row table:style-name="ro1">
          <table:table-cell office:value-type="float" office:value="0.680294930934906" calcext:value-type="float">
            <text:p>0.680294930934906</text:p>
          </table:table-cell>
          <table:table-cell table:number-columns-repeated="2"/>
        </table:table-row>
        <table:table-row table:style-name="ro1">
          <table:table-cell office:value-type="float" office:value="0.636340737342835" calcext:value-type="float">
            <text:p>0.636340737342835</text:p>
          </table:table-cell>
          <table:table-cell table:number-columns-repeated="2"/>
        </table:table-row>
        <table:table-row table:style-name="ro1">
          <table:table-cell office:value-type="float" office:value="0.656791925430298" calcext:value-type="float">
            <text:p>0.656791925430298</text:p>
          </table:table-cell>
          <table:table-cell table:number-columns-repeated="2"/>
        </table:table-row>
        <table:table-row table:style-name="ro1">
          <table:table-cell office:value-type="float" office:value="0.644838452339172" calcext:value-type="float">
            <text:p>0.644838452339172</text:p>
          </table:table-cell>
          <table:table-cell table:number-columns-repeated="2"/>
        </table:table-row>
        <table:table-row table:style-name="ro1">
          <table:table-cell office:value-type="float" office:value="0.618945419788361" calcext:value-type="float">
            <text:p>0.618945419788361</text:p>
          </table:table-cell>
          <table:table-cell table:number-columns-repeated="2"/>
        </table:table-row>
        <table:table-row table:style-name="ro1">
          <table:table-cell office:value-type="float" office:value="0.673678278923035" calcext:value-type="float">
            <text:p>0.673678278923035</text:p>
          </table:table-cell>
          <table:table-cell table:number-columns-repeated="2"/>
        </table:table-row>
        <table:table-row table:style-name="ro1">
          <table:table-cell office:value-type="float" office:value="0.691255748271942" calcext:value-type="float">
            <text:p>0.691255748271942</text:p>
          </table:table-cell>
          <table:table-cell table:number-columns-repeated="2"/>
        </table:table-row>
        <table:table-row table:style-name="ro1">
          <table:table-cell office:value-type="float" office:value="0.702754557132721" calcext:value-type="float">
            <text:p>0.702754557132721</text:p>
          </table:table-cell>
          <table:table-cell table:number-columns-repeated="2"/>
        </table:table-row>
        <table:table-row table:style-name="ro1">
          <table:table-cell office:value-type="float" office:value="0.683844923973084" calcext:value-type="float">
            <text:p>0.683844923973084</text:p>
          </table:table-cell>
          <table:table-cell table:number-columns-repeated="2"/>
        </table:table-row>
        <table:table-row table:style-name="ro1">
          <table:table-cell office:value-type="float" office:value="0.759569466114044" calcext:value-type="float">
            <text:p>0.759569466114044</text:p>
          </table:table-cell>
          <table:table-cell table:number-columns-repeated="2"/>
        </table:table-row>
        <table:table-row table:style-name="ro1">
          <table:table-cell office:value-type="float" office:value="0.546346127986908" calcext:value-type="float">
            <text:p>0.546346127986908</text:p>
          </table:table-cell>
          <table:table-cell table:number-columns-repeated="2"/>
        </table:table-row>
        <table:table-row table:style-name="ro1">
          <table:table-cell office:value-type="float" office:value="0.524748980998993" calcext:value-type="float">
            <text:p>0.524748980998993</text:p>
          </table:table-cell>
          <table:table-cell table:number-columns-repeated="2"/>
        </table:table-row>
        <table:table-row table:style-name="ro1">
          <table:table-cell office:value-type="float" office:value="0.517073154449463" calcext:value-type="float">
            <text:p>0.517073154449463</text:p>
          </table:table-cell>
          <table:table-cell table:number-columns-repeated="2"/>
        </table:table-row>
        <table:table-row table:style-name="ro1">
          <table:table-cell office:value-type="float" office:value="0.502290904521942" calcext:value-type="float">
            <text:p>0.502290904521942</text:p>
          </table:table-cell>
          <table:table-cell table:number-columns-repeated="2"/>
        </table:table-row>
        <table:table-row table:style-name="ro1">
          <table:table-cell office:value-type="float" office:value="0.256308406591415" calcext:value-type="float">
            <text:p>0.256308406591415</text:p>
          </table:table-cell>
          <table:table-cell table:number-columns-repeated="2"/>
        </table:table-row>
        <table:table-row table:style-name="ro1">
          <table:table-cell office:value-type="float" office:value="0.273650169372559" calcext:value-type="float">
            <text:p>0.273650169372559</text:p>
          </table:table-cell>
          <table:table-cell table:number-columns-repeated="2"/>
        </table:table-row>
        <table:table-row table:style-name="ro1">
          <table:table-cell office:value-type="float" office:value="0.280345886945724" calcext:value-type="float">
            <text:p>0.280345886945724</text:p>
          </table:table-cell>
          <table:table-cell table:number-columns-repeated="2"/>
        </table:table-row>
        <table:table-row table:style-name="ro1">
          <table:table-cell office:value-type="float" office:value="0.286732792854309" calcext:value-type="float">
            <text:p>0.286732792854309</text:p>
          </table:table-cell>
          <table:table-cell table:number-columns-repeated="2"/>
        </table:table-row>
        <table:table-row table:style-name="ro1">
          <table:table-cell office:value-type="float" office:value="0.286969482898712" calcext:value-type="float">
            <text:p>0.286969482898712</text:p>
          </table:table-cell>
          <table:table-cell table:number-columns-repeated="2"/>
        </table:table-row>
        <table:table-row table:style-name="ro1">
          <table:table-cell office:value-type="float" office:value="0.293345004320145" calcext:value-type="float">
            <text:p>0.293345004320145</text:p>
          </table:table-cell>
          <table:table-cell table:number-columns-repeated="2"/>
        </table:table-row>
        <table:table-row table:style-name="ro1">
          <table:table-cell office:value-type="float" office:value="0.294917851686478" calcext:value-type="float">
            <text:p>0.294917851686478</text:p>
          </table:table-cell>
          <table:table-cell table:number-columns-repeated="2"/>
        </table:table-row>
        <table:table-row table:style-name="ro1">
          <table:table-cell office:value-type="float" office:value="0.302126228809357" calcext:value-type="float">
            <text:p>0.302126228809357</text:p>
          </table:table-cell>
          <table:table-cell table:number-columns-repeated="2"/>
        </table:table-row>
        <table:table-row table:style-name="ro1">
          <table:table-cell office:value-type="float" office:value="0.271333247423172" calcext:value-type="float">
            <text:p>0.271333247423172</text:p>
          </table:table-cell>
          <table:table-cell table:number-columns-repeated="2"/>
        </table:table-row>
        <table:table-row table:style-name="ro1">
          <table:table-cell office:value-type="float" office:value="0.295676738023758" calcext:value-type="float">
            <text:p>0.295676738023758</text:p>
          </table:table-cell>
          <table:table-cell table:number-columns-repeated="2"/>
        </table:table-row>
        <table:table-row table:style-name="ro1">
          <table:table-cell office:value-type="float" office:value="0.283060520887375" calcext:value-type="float">
            <text:p>0.283060520887375</text:p>
          </table:table-cell>
          <table:table-cell table:number-columns-repeated="2"/>
        </table:table-row>
        <table:table-row table:style-name="ro1">
          <table:table-cell office:value-type="float" office:value="0.296220183372498" calcext:value-type="float">
            <text:p>0.296220183372498</text:p>
          </table:table-cell>
          <table:table-cell table:number-columns-repeated="2"/>
        </table:table-row>
        <table:table-row table:style-name="ro1">
          <table:table-cell office:value-type="float" office:value="0.296970367431641" calcext:value-type="float">
            <text:p>0.296970367431641</text:p>
          </table:table-cell>
          <table:table-cell table:number-columns-repeated="2"/>
        </table:table-row>
        <table:table-row table:style-name="ro1">
          <table:table-cell office:value-type="float" office:value="0.326012998819351" calcext:value-type="float">
            <text:p>0.326012998819351</text:p>
          </table:table-cell>
          <table:table-cell table:number-columns-repeated="2"/>
        </table:table-row>
        <table:table-row table:style-name="ro1">
          <table:table-cell office:value-type="float" office:value="0.296593487262726" calcext:value-type="float">
            <text:p>0.296593487262726</text:p>
          </table:table-cell>
          <table:table-cell table:number-columns-repeated="2"/>
        </table:table-row>
        <table:table-row table:style-name="ro1">
          <table:table-cell office:value-type="float" office:value="0.331970691680908" calcext:value-type="float">
            <text:p>0.331970691680908</text:p>
          </table:table-cell>
          <table:table-cell table:number-columns-repeated="2"/>
        </table:table-row>
        <table:table-row table:style-name="ro1">
          <table:table-cell office:value-type="float" office:value="0.287401527166367" calcext:value-type="float">
            <text:p>0.287401527166367</text:p>
          </table:table-cell>
          <table:table-cell table:number-columns-repeated="2"/>
        </table:table-row>
        <table:table-row table:style-name="ro1">
          <table:table-cell office:value-type="float" office:value="0.329976201057434" calcext:value-type="float">
            <text:p>0.329976201057434</text:p>
          </table:table-cell>
          <table:table-cell table:number-columns-repeated="2"/>
        </table:table-row>
        <table:table-row table:style-name="ro1">
          <table:table-cell office:value-type="float" office:value="0.28743302822113" calcext:value-type="float">
            <text:p>0.28743302822113</text:p>
          </table:table-cell>
          <table:table-cell table:number-columns-repeated="2"/>
        </table:table-row>
        <table:table-row table:style-name="ro1">
          <table:table-cell office:value-type="float" office:value="0.362356722354889" calcext:value-type="float">
            <text:p>0.362356722354889</text:p>
          </table:table-cell>
          <table:table-cell table:number-columns-repeated="2"/>
        </table:table-row>
        <table:table-row table:style-name="ro1">
          <table:table-cell office:value-type="float" office:value="0.287929564714432" calcext:value-type="float">
            <text:p>0.287929564714432</text:p>
          </table:table-cell>
          <table:table-cell table:number-columns-repeated="2"/>
        </table:table-row>
        <table:table-row table:style-name="ro1">
          <table:table-cell office:value-type="float" office:value="0.362336307764053" calcext:value-type="float">
            <text:p>0.362336307764053</text:p>
          </table:table-cell>
          <table:table-cell table:number-columns-repeated="2"/>
        </table:table-row>
        <table:table-row table:style-name="ro1">
          <table:table-cell office:value-type="float" office:value="0.288090199232101" calcext:value-type="float">
            <text:p>0.288090199232101</text:p>
          </table:table-cell>
          <table:table-cell table:number-columns-repeated="2"/>
        </table:table-row>
        <table:table-row table:style-name="ro1">
          <table:table-cell office:value-type="float" office:value="0.315833956003189" calcext:value-type="float">
            <text:p>0.315833956003189</text:p>
          </table:table-cell>
          <table:table-cell table:number-columns-repeated="2"/>
        </table:table-row>
        <table:table-row table:style-name="ro1">
          <table:table-cell office:value-type="float" office:value="0.287886887788773" calcext:value-type="float">
            <text:p>0.287886887788773</text:p>
          </table:table-cell>
          <table:table-cell table:number-columns-repeated="2"/>
        </table:table-row>
        <table:table-row table:style-name="ro1">
          <table:table-cell office:value-type="float" office:value="0.355470269918442" calcext:value-type="float">
            <text:p>0.355470269918442</text:p>
          </table:table-cell>
          <table:table-cell table:number-columns-repeated="2"/>
        </table:table-row>
        <table:table-row table:style-name="ro1">
          <table:table-cell office:value-type="float" office:value="0.272944420576096" calcext:value-type="float">
            <text:p>0.272944420576096</text:p>
          </table:table-cell>
          <table:table-cell table:number-columns-repeated="2"/>
        </table:table-row>
        <table:table-row table:style-name="ro1">
          <table:table-cell office:value-type="float" office:value="0.41349920630455" calcext:value-type="float">
            <text:p>0.41349920630455</text:p>
          </table:table-cell>
          <table:table-cell table:number-columns-repeated="2"/>
        </table:table-row>
        <table:table-row table:style-name="ro1">
          <table:table-cell office:value-type="float" office:value="0.272762566804886" calcext:value-type="float">
            <text:p>0.272762566804886</text:p>
          </table:table-cell>
          <table:table-cell table:number-columns-repeated="2"/>
        </table:table-row>
        <table:table-row table:style-name="ro1">
          <table:table-cell office:value-type="float" office:value="0.445966958999634" calcext:value-type="float">
            <text:p>0.445966958999634</text:p>
          </table:table-cell>
          <table:table-cell table:number-columns-repeated="2"/>
        </table:table-row>
        <table:table-row table:style-name="ro1">
          <table:table-cell office:value-type="float" office:value="0.272378534078598" calcext:value-type="float">
            <text:p>0.272378534078598</text:p>
          </table:table-cell>
          <table:table-cell table:number-columns-repeated="2"/>
        </table:table-row>
        <table:table-row table:style-name="ro1">
          <table:table-cell office:value-type="float" office:value="0.489489197731018" calcext:value-type="float">
            <text:p>0.489489197731018</text:p>
          </table:table-cell>
          <table:table-cell table:number-columns-repeated="2"/>
        </table:table-row>
        <table:table-row table:style-name="ro1">
          <table:table-cell office:value-type="float" office:value="0.273645579814911" calcext:value-type="float">
            <text:p>0.273645579814911</text:p>
          </table:table-cell>
          <table:table-cell table:number-columns-repeated="2"/>
        </table:table-row>
        <table:table-row table:style-name="ro1">
          <table:table-cell office:value-type="float" office:value="0.528703451156616" calcext:value-type="float">
            <text:p>0.528703451156616</text:p>
          </table:table-cell>
          <table:table-cell table:number-columns-repeated="2"/>
        </table:table-row>
        <table:table-row table:style-name="ro1">
          <table:table-cell office:value-type="float" office:value="0.276142030954361" calcext:value-type="float">
            <text:p>0.276142030954361</text:p>
          </table:table-cell>
          <table:table-cell table:number-columns-repeated="2"/>
        </table:table-row>
        <table:table-row table:style-name="ro1">
          <table:table-cell office:value-type="float" office:value="0.532358348369598" calcext:value-type="float">
            <text:p>0.532358348369598</text:p>
          </table:table-cell>
          <table:table-cell table:number-columns-repeated="2"/>
        </table:table-row>
        <table:table-row table:style-name="ro1">
          <table:table-cell office:value-type="float" office:value="0.291898131370544" calcext:value-type="float">
            <text:p>0.291898131370544</text:p>
          </table:table-cell>
          <table:table-cell table:number-columns-repeated="2"/>
        </table:table-row>
        <table:table-row table:style-name="ro1">
          <table:table-cell office:value-type="float" office:value="0.54711925983429" calcext:value-type="float">
            <text:p>0.54711925983429</text:p>
          </table:table-cell>
          <table:table-cell table:number-columns-repeated="2"/>
        </table:table-row>
        <table:table-row table:style-name="ro1">
          <table:table-cell office:value-type="float" office:value="0.297696232795715" calcext:value-type="float">
            <text:p>0.297696232795715</text:p>
          </table:table-cell>
          <table:table-cell table:number-columns-repeated="2"/>
        </table:table-row>
        <table:table-row table:style-name="ro1">
          <table:table-cell office:value-type="float" office:value="0.561329245567322" calcext:value-type="float">
            <text:p>0.561329245567322</text:p>
          </table:table-cell>
          <table:table-cell table:number-columns-repeated="2"/>
        </table:table-row>
        <table:table-row table:style-name="ro1">
          <table:table-cell office:value-type="float" office:value="0.282821029424667" calcext:value-type="float">
            <text:p>0.282821029424667</text:p>
          </table:table-cell>
          <table:table-cell table:number-columns-repeated="2"/>
        </table:table-row>
        <table:table-row table:style-name="ro1">
          <table:table-cell office:value-type="float" office:value="0.555714249610901" calcext:value-type="float">
            <text:p>0.555714249610901</text:p>
          </table:table-cell>
          <table:table-cell table:number-columns-repeated="2"/>
        </table:table-row>
        <table:table-row table:style-name="ro1">
          <table:table-cell office:value-type="float" office:value="0.281868100166321" calcext:value-type="float">
            <text:p>0.281868100166321</text:p>
          </table:table-cell>
          <table:table-cell table:number-columns-repeated="2"/>
        </table:table-row>
        <table:table-row table:style-name="ro1">
          <table:table-cell office:value-type="float" office:value="0.538600981235504" calcext:value-type="float">
            <text:p>0.538600981235504</text:p>
          </table:table-cell>
          <table:table-cell table:number-columns-repeated="2"/>
        </table:table-row>
        <table:table-row table:style-name="ro1">
          <table:table-cell office:value-type="float" office:value="0.280691802501678" calcext:value-type="float">
            <text:p>0.280691802501678</text:p>
          </table:table-cell>
          <table:table-cell table:number-columns-repeated="2"/>
        </table:table-row>
        <table:table-row table:style-name="ro1">
          <table:table-cell office:value-type="float" office:value="0.526806950569153" calcext:value-type="float">
            <text:p>0.526806950569153</text:p>
          </table:table-cell>
          <table:table-cell table:number-columns-repeated="2"/>
        </table:table-row>
        <table:table-row table:style-name="ro1">
          <table:table-cell office:value-type="float" office:value="0.282412379980087" calcext:value-type="float">
            <text:p>0.282412379980087</text:p>
          </table:table-cell>
          <table:table-cell table:number-columns-repeated="2"/>
        </table:table-row>
        <table:table-row table:style-name="ro1">
          <table:table-cell office:value-type="float" office:value="0.536867439746857" calcext:value-type="float">
            <text:p>0.536867439746857</text:p>
          </table:table-cell>
          <table:table-cell table:number-columns-repeated="2"/>
        </table:table-row>
        <table:table-row table:style-name="ro1">
          <table:table-cell office:value-type="float" office:value="0.280947118997574" calcext:value-type="float">
            <text:p>0.280947118997574</text:p>
          </table:table-cell>
          <table:table-cell table:number-columns-repeated="2"/>
        </table:table-row>
        <table:table-row table:style-name="ro1">
          <table:table-cell office:value-type="float" office:value="0.482279717922211" calcext:value-type="float">
            <text:p>0.482279717922211</text:p>
          </table:table-cell>
          <table:table-cell table:number-columns-repeated="2"/>
        </table:table-row>
        <table:table-row table:style-name="ro1">
          <table:table-cell office:value-type="float" office:value="0.325574159622192" calcext:value-type="float">
            <text:p>0.325574159622192</text:p>
          </table:table-cell>
          <table:table-cell table:number-columns-repeated="2"/>
        </table:table-row>
        <table:table-row table:style-name="ro1">
          <table:table-cell office:value-type="float" office:value="0.283216446638107" calcext:value-type="float">
            <text:p>0.283216446638107</text:p>
          </table:table-cell>
          <table:table-cell table:number-columns-repeated="2"/>
        </table:table-row>
        <table:table-row table:style-name="ro1">
          <table:table-cell office:value-type="float" office:value="0.266534119844437" calcext:value-type="float">
            <text:p>0.266534119844437</text:p>
          </table:table-cell>
          <table:table-cell table:number-columns-repeated="2"/>
        </table:table-row>
        <table:table-row table:style-name="ro1">
          <table:table-cell office:value-type="float" office:value="0.275079160928726" calcext:value-type="float">
            <text:p>0.275079160928726</text:p>
          </table:table-cell>
          <table:table-cell table:number-columns-repeated="2"/>
        </table:table-row>
        <table:table-row table:style-name="ro1">
          <table:table-cell office:value-type="float" office:value="0.279834657907486" calcext:value-type="float">
            <text:p>0.279834657907486</text:p>
          </table:table-cell>
          <table:table-cell table:number-columns-repeated="2"/>
        </table:table-row>
        <table:table-row table:style-name="ro1">
          <table:table-cell office:value-type="float" office:value="0.264264166355133" calcext:value-type="float">
            <text:p>0.264264166355133</text:p>
          </table:table-cell>
          <table:table-cell table:number-columns-repeated="2"/>
        </table:table-row>
        <table:table-row table:style-name="ro1">
          <table:table-cell office:value-type="float" office:value="0.297464519739151" calcext:value-type="float">
            <text:p>0.297464519739151</text:p>
          </table:table-cell>
          <table:table-cell table:number-columns-repeated="2"/>
        </table:table-row>
        <table:table-row table:style-name="ro1">
          <table:table-cell office:value-type="float" office:value="0.291800022125244" calcext:value-type="float">
            <text:p>0.291800022125244</text:p>
          </table:table-cell>
          <table:table-cell table:number-columns-repeated="2"/>
        </table:table-row>
        <table:table-row table:style-name="ro1">
          <table:table-cell office:value-type="float" office:value="0.265708267688751" calcext:value-type="float">
            <text:p>0.265708267688751</text:p>
          </table:table-cell>
          <table:table-cell table:number-columns-repeated="2"/>
        </table:table-row>
        <table:table-row table:style-name="ro1">
          <table:table-cell office:value-type="float" office:value="0.305699378252029" calcext:value-type="float">
            <text:p>0.305699378252029</text:p>
          </table:table-cell>
          <table:table-cell table:number-columns-repeated="2"/>
        </table:table-row>
        <table:table-row table:style-name="ro1">
          <table:table-cell office:value-type="float" office:value="0.319540232419968" calcext:value-type="float">
            <text:p>0.319540232419968</text:p>
          </table:table-cell>
          <table:table-cell table:number-columns-repeated="2"/>
        </table:table-row>
        <table:table-row table:style-name="ro1">
          <table:table-cell office:value-type="float" office:value="0.374620467424393" calcext:value-type="float">
            <text:p>0.374620467424393</text:p>
          </table:table-cell>
          <table:table-cell table:number-columns-repeated="2"/>
        </table:table-row>
        <table:table-row table:style-name="ro1">
          <table:table-cell office:value-type="float" office:value="0.387083411216736" calcext:value-type="float">
            <text:p>0.387083411216736</text:p>
          </table:table-cell>
          <table:table-cell table:number-columns-repeated="2"/>
        </table:table-row>
        <table:table-row table:style-name="ro1">
          <table:table-cell office:value-type="float" office:value="0.418905377388001" calcext:value-type="float">
            <text:p>0.418905377388001</text:p>
          </table:table-cell>
          <table:table-cell table:number-columns-repeated="2"/>
        </table:table-row>
        <table:table-row table:style-name="ro1">
          <table:table-cell office:value-type="float" office:value="0.440454185009003" calcext:value-type="float">
            <text:p>0.440454185009003</text:p>
          </table:table-cell>
          <table:table-cell table:number-columns-repeated="2"/>
        </table:table-row>
        <table:table-row table:style-name="ro1">
          <table:table-cell office:value-type="float" office:value="0.459533542394638" calcext:value-type="float">
            <text:p>0.459533542394638</text:p>
          </table:table-cell>
          <table:table-cell table:number-columns-repeated="2"/>
        </table:table-row>
        <table:table-row table:style-name="ro1">
          <table:table-cell office:value-type="float" office:value="0.464736223220825" calcext:value-type="float">
            <text:p>0.464736223220825</text:p>
          </table:table-cell>
          <table:table-cell table:number-columns-repeated="2"/>
        </table:table-row>
        <table:table-row table:style-name="ro1">
          <table:table-cell office:value-type="float" office:value="0.423237770795822" calcext:value-type="float">
            <text:p>0.423237770795822</text:p>
          </table:table-cell>
          <table:table-cell table:number-columns-repeated="2"/>
        </table:table-row>
        <table:table-row table:style-name="ro1">
          <table:table-cell office:value-type="float" office:value="0.39411523938179" calcext:value-type="float">
            <text:p>0.39411523938179</text:p>
          </table:table-cell>
          <table:table-cell table:number-columns-repeated="2"/>
        </table:table-row>
        <table:table-row table:style-name="ro1">
          <table:table-cell office:value-type="float" office:value="0.402383536100388" calcext:value-type="float">
            <text:p>0.402383536100388</text:p>
          </table:table-cell>
          <table:table-cell table:number-columns-repeated="2"/>
        </table:table-row>
        <table:table-row table:style-name="ro1">
          <table:table-cell office:value-type="float" office:value="0.487029939889908" calcext:value-type="float">
            <text:p>0.487029939889908</text:p>
          </table:table-cell>
          <table:table-cell table:number-columns-repeated="2"/>
        </table:table-row>
        <table:table-row table:style-name="ro1">
          <table:table-cell office:value-type="float" office:value="0.502765119075775" calcext:value-type="float">
            <text:p>0.502765119075775</text:p>
          </table:table-cell>
          <table:table-cell table:number-columns-repeated="2"/>
        </table:table-row>
        <table:table-row table:style-name="ro1">
          <table:table-cell office:value-type="float" office:value="0.504096806049347" calcext:value-type="float">
            <text:p>0.504096806049347</text:p>
          </table:table-cell>
          <table:table-cell table:number-columns-repeated="2"/>
        </table:table-row>
        <table:table-row table:style-name="ro1">
          <table:table-cell office:value-type="float" office:value="0.497423887252808" calcext:value-type="float">
            <text:p>0.497423887252808</text:p>
          </table:table-cell>
          <table:table-cell table:number-columns-repeated="2"/>
        </table:table-row>
        <table:table-row table:style-name="ro1">
          <table:table-cell office:value-type="float" office:value="0.487908810377121" calcext:value-type="float">
            <text:p>0.487908810377121</text:p>
          </table:table-cell>
          <table:table-cell table:number-columns-repeated="2"/>
        </table:table-row>
        <table:table-row table:style-name="ro1">
          <table:table-cell office:value-type="float" office:value="0.510989487171173" calcext:value-type="float">
            <text:p>0.510989487171173</text:p>
          </table:table-cell>
          <table:table-cell table:number-columns-repeated="2"/>
        </table:table-row>
        <table:table-row table:style-name="ro1">
          <table:table-cell office:value-type="float" office:value="0.47302520275116" calcext:value-type="float">
            <text:p>0.47302520275116</text:p>
          </table:table-cell>
          <table:table-cell table:number-columns-repeated="2"/>
        </table:table-row>
        <table:table-row table:style-name="ro1">
          <table:table-cell office:value-type="float" office:value="0.449562758207321" calcext:value-type="float">
            <text:p>0.449562758207321</text:p>
          </table:table-cell>
          <table:table-cell table:number-columns-repeated="2"/>
        </table:table-row>
        <table:table-row table:style-name="ro1">
          <table:table-cell office:value-type="float" office:value="0.469730198383331" calcext:value-type="float">
            <text:p>0.469730198383331</text:p>
          </table:table-cell>
          <table:table-cell table:number-columns-repeated="2"/>
        </table:table-row>
        <table:table-row table:style-name="ro1">
          <table:table-cell office:value-type="float" office:value="0.478940546512604" calcext:value-type="float">
            <text:p>0.478940546512604</text:p>
          </table:table-cell>
          <table:table-cell table:number-columns-repeated="2"/>
        </table:table-row>
        <table:table-row table:style-name="ro1">
          <table:table-cell office:value-type="float" office:value="0.424522340297699" calcext:value-type="float">
            <text:p>0.424522340297699</text:p>
          </table:table-cell>
          <table:table-cell table:number-columns-repeated="2"/>
        </table:table-row>
        <table:table-row table:style-name="ro1">
          <table:table-cell office:value-type="float" office:value="0.45423036813736" calcext:value-type="float">
            <text:p>0.45423036813736</text:p>
          </table:table-cell>
          <table:table-cell table:number-columns-repeated="2"/>
        </table:table-row>
        <table:table-row table:style-name="ro1">
          <table:table-cell office:value-type="float" office:value="0.556884586811066" calcext:value-type="float">
            <text:p>0.556884586811066</text:p>
          </table:table-cell>
          <table:table-cell table:number-columns-repeated="2"/>
        </table:table-row>
        <table:table-row table:style-name="ro1">
          <table:table-cell office:value-type="float" office:value="0.485152214765549" calcext:value-type="float">
            <text:p>0.485152214765549</text:p>
          </table:table-cell>
          <table:table-cell table:number-columns-repeated="2"/>
        </table:table-row>
        <table:table-row table:style-name="ro1">
          <table:table-cell office:value-type="float" office:value="0.474092841148376" calcext:value-type="float">
            <text:p>0.474092841148376</text:p>
          </table:table-cell>
          <table:table-cell table:number-columns-repeated="2"/>
        </table:table-row>
        <table:table-row table:style-name="ro1">
          <table:table-cell office:value-type="float" office:value="0.448598086833954" calcext:value-type="float">
            <text:p>0.448598086833954</text:p>
          </table:table-cell>
          <table:table-cell table:number-columns-repeated="2"/>
        </table:table-row>
        <table:table-row table:style-name="ro1">
          <table:table-cell office:value-type="float" office:value="0.525951981544495" calcext:value-type="float">
            <text:p>0.525951981544495</text:p>
          </table:table-cell>
          <table:table-cell table:number-columns-repeated="2"/>
        </table:table-row>
        <table:table-row table:style-name="ro1">
          <table:table-cell office:value-type="float" office:value="0.480901211500168" calcext:value-type="float">
            <text:p>0.480901211500168</text:p>
          </table:table-cell>
          <table:table-cell table:number-columns-repeated="2"/>
        </table:table-row>
        <table:table-row table:style-name="ro1">
          <table:table-cell office:value-type="float" office:value="0.522985517978668" calcext:value-type="float">
            <text:p>0.522985517978668</text:p>
          </table:table-cell>
          <table:table-cell table:number-columns-repeated="2"/>
        </table:table-row>
        <table:table-row table:style-name="ro1">
          <table:table-cell office:value-type="float" office:value="0.472867280244827" calcext:value-type="float">
            <text:p>0.472867280244827</text:p>
          </table:table-cell>
          <table:table-cell table:number-columns-repeated="2"/>
        </table:table-row>
        <table:table-row table:style-name="ro1">
          <table:table-cell office:value-type="float" office:value="0.480931758880615" calcext:value-type="float">
            <text:p>0.480931758880615</text:p>
          </table:table-cell>
          <table:table-cell table:number-columns-repeated="2"/>
        </table:table-row>
        <table:table-row table:style-name="ro1">
          <table:table-cell office:value-type="float" office:value="0.351058930158615" calcext:value-type="float">
            <text:p>0.351058930158615</text:p>
          </table:table-cell>
          <table:table-cell table:number-columns-repeated="2"/>
        </table:table-row>
        <table:table-row table:style-name="ro1">
          <table:table-cell office:value-type="float" office:value="0.346747040748596" calcext:value-type="float">
            <text:p>0.346747040748596</text:p>
          </table:table-cell>
          <table:table-cell table:number-columns-repeated="2"/>
        </table:table-row>
        <table:table-row table:style-name="ro1">
          <table:table-cell office:value-type="float" office:value="0.294389605522156" calcext:value-type="float">
            <text:p>0.294389605522156</text:p>
          </table:table-cell>
          <table:table-cell table:number-columns-repeated="2"/>
        </table:table-row>
        <table:table-row table:style-name="ro1">
          <table:table-cell office:value-type="float" office:value="0.383172124624252" calcext:value-type="float">
            <text:p>0.383172124624252</text:p>
          </table:table-cell>
          <table:table-cell table:number-columns-repeated="2"/>
        </table:table-row>
        <table:table-row table:style-name="ro1">
          <table:table-cell office:value-type="float" office:value="0.392506539821625" calcext:value-type="float">
            <text:p>0.392506539821625</text:p>
          </table:table-cell>
          <table:table-cell table:number-columns-repeated="2"/>
        </table:table-row>
        <table:table-row table:style-name="ro1">
          <table:table-cell office:value-type="float" office:value="0.440170615911484" calcext:value-type="float">
            <text:p>0.440170615911484</text:p>
          </table:table-cell>
          <table:table-cell table:number-columns-repeated="2"/>
        </table:table-row>
        <table:table-row table:style-name="ro1">
          <table:table-cell office:value-type="float" office:value="0.399048805236816" calcext:value-type="float">
            <text:p>0.399048805236816</text:p>
          </table:table-cell>
          <table:table-cell table:number-columns-repeated="2"/>
        </table:table-row>
        <table:table-row table:style-name="ro1">
          <table:table-cell office:value-type="float" office:value="0.471649885177612" calcext:value-type="float">
            <text:p>0.471649885177612</text:p>
          </table:table-cell>
          <table:table-cell table:number-columns-repeated="2"/>
        </table:table-row>
        <table:table-row table:style-name="ro1">
          <table:table-cell office:value-type="float" office:value="0.485030949115753" calcext:value-type="float">
            <text:p>0.485030949115753</text:p>
          </table:table-cell>
          <table:table-cell table:number-columns-repeated="2"/>
        </table:table-row>
        <table:table-row table:style-name="ro1">
          <table:table-cell office:value-type="float" office:value="0.602934181690216" calcext:value-type="float">
            <text:p>0.602934181690216</text:p>
          </table:table-cell>
          <table:table-cell table:number-columns-repeated="2"/>
        </table:table-row>
        <table:table-row table:style-name="ro1">
          <table:table-cell office:value-type="float" office:value="0.682805359363556" calcext:value-type="float">
            <text:p>0.682805359363556</text:p>
          </table:table-cell>
          <table:table-cell table:number-columns-repeated="2"/>
        </table:table-row>
        <table:table-row table:style-name="ro1">
          <table:table-cell office:value-type="float" office:value="0.807060539722443" calcext:value-type="float">
            <text:p>0.807060539722443</text:p>
          </table:table-cell>
          <table:table-cell table:number-columns-repeated="2"/>
        </table:table-row>
        <table:table-row table:style-name="ro1">
          <table:table-cell office:value-type="float" office:value="0.898037135601044" calcext:value-type="float">
            <text:p>0.898037135601044</text:p>
          </table:table-cell>
          <table:table-cell table:number-columns-repeated="2"/>
        </table:table-row>
        <table:table-row table:style-name="ro1">
          <table:table-cell office:value-type="float" office:value="0.894024968147278" calcext:value-type="float">
            <text:p>0.894024968147278</text:p>
          </table:table-cell>
          <table:table-cell table:number-columns-repeated="2"/>
        </table:table-row>
        <table:table-row table:style-name="ro1">
          <table:table-cell office:value-type="float" office:value="0.876103520393372" calcext:value-type="float">
            <text:p>0.876103520393372</text:p>
          </table:table-cell>
          <table:table-cell table:number-columns-repeated="2"/>
        </table:table-row>
        <table:table-row table:style-name="ro1">
          <table:table-cell office:value-type="float" office:value="0.840036869049072" calcext:value-type="float">
            <text:p>0.840036869049072</text:p>
          </table:table-cell>
          <table:table-cell table:number-columns-repeated="2"/>
        </table:table-row>
        <table:table-row table:style-name="ro1">
          <table:table-cell office:value-type="float" office:value="0.833564460277557" calcext:value-type="float">
            <text:p>0.833564460277557</text:p>
          </table:table-cell>
          <table:table-cell table:number-columns-repeated="2"/>
        </table:table-row>
        <table:table-row table:style-name="ro1">
          <table:table-cell office:value-type="float" office:value="0.874984204769135" calcext:value-type="float">
            <text:p>0.874984204769135</text:p>
          </table:table-cell>
          <table:table-cell table:number-columns-repeated="2"/>
        </table:table-row>
        <table:table-row table:style-name="ro1">
          <table:table-cell office:value-type="float" office:value="0.902712643146515" calcext:value-type="float">
            <text:p>0.902712643146515</text:p>
          </table:table-cell>
          <table:table-cell table:number-columns-repeated="2"/>
        </table:table-row>
        <table:table-row table:style-name="ro1">
          <table:table-cell office:value-type="float" office:value="0.907489955425262" calcext:value-type="float">
            <text:p>0.907489955425262</text:p>
          </table:table-cell>
          <table:table-cell table:number-columns-repeated="2"/>
        </table:table-row>
        <table:table-row table:style-name="ro1">
          <table:table-cell office:value-type="float" office:value="0.911359906196594" calcext:value-type="float">
            <text:p>0.911359906196594</text:p>
          </table:table-cell>
          <table:table-cell table:number-columns-repeated="2"/>
        </table:table-row>
        <table:table-row table:style-name="ro1">
          <table:table-cell office:value-type="float" office:value="0.89361047744751" calcext:value-type="float">
            <text:p>0.89361047744751</text:p>
          </table:table-cell>
          <table:table-cell table:number-columns-repeated="2"/>
        </table:table-row>
        <table:table-row table:style-name="ro1">
          <table:table-cell office:value-type="float" office:value="0.857136428356171" calcext:value-type="float">
            <text:p>0.857136428356171</text:p>
          </table:table-cell>
          <table:table-cell table:number-columns-repeated="2"/>
        </table:table-row>
        <table:table-row table:style-name="ro1">
          <table:table-cell office:value-type="float" office:value="0.844886720180512" calcext:value-type="float">
            <text:p>0.844886720180512</text:p>
          </table:table-cell>
          <table:table-cell table:number-columns-repeated="2"/>
        </table:table-row>
        <table:table-row table:style-name="ro1">
          <table:table-cell office:value-type="float" office:value="0.842017710208893" calcext:value-type="float">
            <text:p>0.842017710208893</text:p>
          </table:table-cell>
          <table:table-cell table:number-columns-repeated="2"/>
        </table:table-row>
        <table:table-row table:style-name="ro1">
          <table:table-cell office:value-type="float" office:value="0.826134026050568" calcext:value-type="float">
            <text:p>0.826134026050568</text:p>
          </table:table-cell>
          <table:table-cell table:number-columns-repeated="2"/>
        </table:table-row>
        <table:table-row table:style-name="ro1">
          <table:table-cell office:value-type="float" office:value="0.85053426027298" calcext:value-type="float">
            <text:p>0.85053426027298</text:p>
          </table:table-cell>
          <table:table-cell table:number-columns-repeated="2"/>
        </table:table-row>
        <table:table-row table:style-name="ro1">
          <table:table-cell office:value-type="float" office:value="0.849914014339447" calcext:value-type="float">
            <text:p>0.849914014339447</text:p>
          </table:table-cell>
          <table:table-cell table:number-columns-repeated="2"/>
        </table:table-row>
        <table:table-row table:style-name="ro1">
          <table:table-cell office:value-type="float" office:value="0.8194380402565" calcext:value-type="float">
            <text:p>0.8194380402565</text:p>
          </table:table-cell>
          <table:table-cell table:number-columns-repeated="2"/>
        </table:table-row>
        <table:table-row table:style-name="ro1">
          <table:table-cell office:value-type="float" office:value="0.823392152786255" calcext:value-type="float">
            <text:p>0.823392152786255</text:p>
          </table:table-cell>
          <table:table-cell table:number-columns-repeated="2"/>
        </table:table-row>
        <table:table-row table:style-name="ro1">
          <table:table-cell office:value-type="float" office:value="0.834539890289306" calcext:value-type="float">
            <text:p>0.834539890289306</text:p>
          </table:table-cell>
          <table:table-cell table:number-columns-repeated="2"/>
        </table:table-row>
        <table:table-row table:style-name="ro1">
          <table:table-cell office:value-type="float" office:value="0.859242796897888" calcext:value-type="float">
            <text:p>0.859242796897888</text:p>
          </table:table-cell>
          <table:table-cell table:number-columns-repeated="2"/>
        </table:table-row>
        <table:table-row table:style-name="ro1">
          <table:table-cell office:value-type="float" office:value="0.858826160430908" calcext:value-type="float">
            <text:p>0.858826160430908</text:p>
          </table:table-cell>
          <table:table-cell table:number-columns-repeated="2"/>
        </table:table-row>
        <table:table-row table:style-name="ro1">
          <table:table-cell office:value-type="float" office:value="0.849451124668121" calcext:value-type="float">
            <text:p>0.849451124668121</text:p>
          </table:table-cell>
          <table:table-cell table:number-columns-repeated="2"/>
        </table:table-row>
        <table:table-row table:style-name="ro1">
          <table:table-cell office:value-type="float" office:value="0.825433909893036" calcext:value-type="float">
            <text:p>0.825433909893036</text:p>
          </table:table-cell>
          <table:table-cell table:number-columns-repeated="2"/>
        </table:table-row>
        <table:table-row table:style-name="ro1">
          <table:table-cell office:value-type="float" office:value="0.829219877719879" calcext:value-type="float">
            <text:p>0.829219877719879</text:p>
          </table:table-cell>
          <table:table-cell table:number-columns-repeated="2"/>
        </table:table-row>
        <table:table-row table:style-name="ro1">
          <table:table-cell office:value-type="float" office:value="0.843584954738617" calcext:value-type="float">
            <text:p>0.843584954738617</text:p>
          </table:table-cell>
          <table:table-cell table:number-columns-repeated="2"/>
        </table:table-row>
        <table:table-row table:style-name="ro1">
          <table:table-cell office:value-type="float" office:value="0.851868212223053" calcext:value-type="float">
            <text:p>0.851868212223053</text:p>
          </table:table-cell>
          <table:table-cell table:number-columns-repeated="2"/>
        </table:table-row>
        <table:table-row table:style-name="ro1">
          <table:table-cell office:value-type="float" office:value="0.857974588871002" calcext:value-type="float">
            <text:p>0.857974588871002</text:p>
          </table:table-cell>
          <table:table-cell table:number-columns-repeated="2"/>
        </table:table-row>
        <table:table-row table:style-name="ro1">
          <table:table-cell office:value-type="float" office:value="0.86957448720932" calcext:value-type="float">
            <text:p>0.86957448720932</text:p>
          </table:table-cell>
          <table:table-cell table:number-columns-repeated="2"/>
        </table:table-row>
        <table:table-row table:style-name="ro1">
          <table:table-cell office:value-type="float" office:value="0.866248726844788" calcext:value-type="float">
            <text:p>0.866248726844788</text:p>
          </table:table-cell>
          <table:table-cell table:number-columns-repeated="2"/>
        </table:table-row>
        <table:table-row table:style-name="ro1">
          <table:table-cell office:value-type="float" office:value="0.889507174491882" calcext:value-type="float">
            <text:p>0.889507174491882</text:p>
          </table:table-cell>
          <table:table-cell table:number-columns-repeated="2"/>
        </table:table-row>
        <table:table-row table:style-name="ro1">
          <table:table-cell office:value-type="float" office:value="0.847902476787567" calcext:value-type="float">
            <text:p>0.847902476787567</text:p>
          </table:table-cell>
          <table:table-cell table:number-columns-repeated="2"/>
        </table:table-row>
        <table:table-row table:style-name="ro1">
          <table:table-cell office:value-type="float" office:value="0.728729903697968" calcext:value-type="float">
            <text:p>0.728729903697968</text:p>
          </table:table-cell>
          <table:table-cell table:number-columns-repeated="2"/>
        </table:table-row>
        <table:table-row table:style-name="ro1">
          <table:table-cell office:value-type="float" office:value="0.80478835105896" calcext:value-type="float">
            <text:p>0.80478835105896</text:p>
          </table:table-cell>
          <table:table-cell table:number-columns-repeated="2"/>
        </table:table-row>
        <table:table-row table:style-name="ro1">
          <table:table-cell office:value-type="float" office:value="0.711431264877319" calcext:value-type="float">
            <text:p>0.711431264877319</text:p>
          </table:table-cell>
          <table:table-cell table:number-columns-repeated="2"/>
        </table:table-row>
        <table:table-row table:style-name="ro1">
          <table:table-cell office:value-type="float" office:value="0.491700410842896" calcext:value-type="float">
            <text:p>0.491700410842896</text:p>
          </table:table-cell>
          <table:table-cell table:number-columns-repeated="2"/>
        </table:table-row>
        <table:table-row table:style-name="ro1">
          <table:table-cell office:value-type="float" office:value="0.321861267089844" calcext:value-type="float">
            <text:p>0.321861267089844</text:p>
          </table:table-cell>
          <table:table-cell table:number-columns-repeated="2"/>
        </table:table-row>
        <table:table-row table:style-name="ro1">
          <table:table-cell office:value-type="float" office:value="0.635548651218414" calcext:value-type="float">
            <text:p>0.635548651218414</text:p>
          </table:table-cell>
          <table:table-cell table:number-columns-repeated="2"/>
        </table:table-row>
        <table:table-row table:style-name="ro1">
          <table:table-cell office:value-type="float" office:value="0.547364115715027" calcext:value-type="float">
            <text:p>0.547364115715027</text:p>
          </table:table-cell>
          <table:table-cell table:number-columns-repeated="2"/>
        </table:table-row>
        <table:table-row table:style-name="ro1">
          <table:table-cell office:value-type="float" office:value="0.602056741714478" calcext:value-type="float">
            <text:p>0.602056741714478</text:p>
          </table:table-cell>
          <table:table-cell table:number-columns-repeated="2"/>
        </table:table-row>
        <table:table-row table:style-name="ro1">
          <table:table-cell office:value-type="float" office:value="0.791289985179901" calcext:value-type="float">
            <text:p>0.791289985179901</text:p>
          </table:table-cell>
          <table:table-cell table:number-columns-repeated="2"/>
        </table:table-row>
        <table:table-row table:style-name="ro1">
          <table:table-cell office:value-type="float" office:value="0.845444202423096" calcext:value-type="float">
            <text:p>0.845444202423096</text:p>
          </table:table-cell>
          <table:table-cell table:number-columns-repeated="2"/>
        </table:table-row>
        <table:table-row table:style-name="ro1">
          <table:table-cell office:value-type="float" office:value="0.611955881118774" calcext:value-type="float">
            <text:p>0.611955881118774</text:p>
          </table:table-cell>
          <table:table-cell table:number-columns-repeated="2"/>
        </table:table-row>
        <table:table-row table:style-name="ro1">
          <table:table-cell office:value-type="float" office:value="0.254951864480972" calcext:value-type="float">
            <text:p>0.254951864480972</text:p>
          </table:table-cell>
          <table:table-cell table:number-columns-repeated="2"/>
        </table:table-row>
        <table:table-row table:style-name="ro1">
          <table:table-cell office:value-type="float" office:value="0.388829380273819" calcext:value-type="float">
            <text:p>0.388829380273819</text:p>
          </table:table-cell>
          <table:table-cell table:number-columns-repeated="2"/>
        </table:table-row>
        <table:table-row table:style-name="ro1">
          <table:table-cell office:value-type="float" office:value="0.520470440387726" calcext:value-type="float">
            <text:p>0.520470440387726</text:p>
          </table:table-cell>
          <table:table-cell table:number-columns-repeated="2"/>
        </table:table-row>
        <table:table-row table:style-name="ro1">
          <table:table-cell office:value-type="float" office:value="0.737381994724274" calcext:value-type="float">
            <text:p>0.737381994724274</text:p>
          </table:table-cell>
          <table:table-cell table:number-columns-repeated="2"/>
        </table:table-row>
        <table:table-row table:style-name="ro1">
          <table:table-cell office:value-type="float" office:value="0.795361578464508" calcext:value-type="float">
            <text:p>0.795361578464508</text:p>
          </table:table-cell>
          <table:table-cell table:number-columns-repeated="2"/>
        </table:table-row>
        <table:table-row table:style-name="ro1">
          <table:table-cell office:value-type="float" office:value="0.716702520847321" calcext:value-type="float">
            <text:p>0.716702520847321</text:p>
          </table:table-cell>
          <table:table-cell table:number-columns-repeated="2"/>
        </table:table-row>
        <table:table-row table:style-name="ro1">
          <table:table-cell office:value-type="float" office:value="0.565695285797119" calcext:value-type="float">
            <text:p>0.565695285797119</text:p>
          </table:table-cell>
          <table:table-cell table:number-columns-repeated="2"/>
        </table:table-row>
        <table:table-row table:style-name="ro1">
          <table:table-cell office:value-type="float" office:value="0.415203750133514" calcext:value-type="float">
            <text:p>0.415203750133514</text:p>
          </table:table-cell>
          <table:table-cell table:number-columns-repeated="2"/>
        </table:table-row>
        <table:table-row table:style-name="ro1">
          <table:table-cell office:value-type="float" office:value="0.802139818668366" calcext:value-type="float">
            <text:p>0.802139818668366</text:p>
          </table:table-cell>
          <table:table-cell table:number-columns-repeated="2"/>
        </table:table-row>
        <table:table-row table:style-name="ro1">
          <table:table-cell office:value-type="float" office:value="0.766165554523468" calcext:value-type="float">
            <text:p>0.766165554523468</text:p>
          </table:table-cell>
          <table:table-cell table:number-columns-repeated="2"/>
        </table:table-row>
        <table:table-row table:style-name="ro1">
          <table:table-cell office:value-type="float" office:value="0.543606698513031" calcext:value-type="float">
            <text:p>0.543606698513031</text:p>
          </table:table-cell>
          <table:table-cell table:number-columns-repeated="2"/>
        </table:table-row>
        <table:table-row table:style-name="ro1">
          <table:table-cell office:value-type="float" office:value="0.703752934932709" calcext:value-type="float">
            <text:p>0.703752934932709</text:p>
          </table:table-cell>
          <table:table-cell table:number-columns-repeated="2"/>
        </table:table-row>
        <table:table-row table:style-name="ro1">
          <table:table-cell office:value-type="float" office:value="0.775909602642059" calcext:value-type="float">
            <text:p>0.775909602642059</text:p>
          </table:table-cell>
          <table:table-cell table:number-columns-repeated="2"/>
        </table:table-row>
        <table:table-row table:style-name="ro1">
          <table:table-cell office:value-type="float" office:value="0.595895767211914" calcext:value-type="float">
            <text:p>0.595895767211914</text:p>
          </table:table-cell>
          <table:table-cell table:number-columns-repeated="2"/>
        </table:table-row>
        <table:table-row table:style-name="ro1">
          <table:table-cell office:value-type="float" office:value="0.514311969280243" calcext:value-type="float">
            <text:p>0.514311969280243</text:p>
          </table:table-cell>
          <table:table-cell table:number-columns-repeated="2"/>
        </table:table-row>
        <table:table-row table:style-name="ro1">
          <table:table-cell office:value-type="float" office:value="0.67433887720108" calcext:value-type="float">
            <text:p>0.67433887720108</text:p>
          </table:table-cell>
          <table:table-cell table:number-columns-repeated="2"/>
        </table:table-row>
        <table:table-row table:style-name="ro1">
          <table:table-cell office:value-type="float" office:value="0.540680170059204" calcext:value-type="float">
            <text:p>0.540680170059204</text:p>
          </table:table-cell>
          <table:table-cell table:number-columns-repeated="2"/>
        </table:table-row>
        <table:table-row table:style-name="ro1">
          <table:table-cell office:value-type="float" office:value="0.342254370450973" calcext:value-type="float">
            <text:p>0.342254370450973</text:p>
          </table:table-cell>
          <table:table-cell table:number-columns-repeated="2"/>
        </table:table-row>
        <table:table-row table:style-name="ro1">
          <table:table-cell office:value-type="float" office:value="0.659915566444397" calcext:value-type="float">
            <text:p>0.659915566444397</text:p>
          </table:table-cell>
          <table:table-cell table:number-columns-repeated="2"/>
        </table:table-row>
        <table:table-row table:style-name="ro1">
          <table:table-cell office:value-type="float" office:value="0.607412159442902" calcext:value-type="float">
            <text:p>0.607412159442902</text:p>
          </table:table-cell>
          <table:table-cell table:number-columns-repeated="2"/>
        </table:table-row>
        <table:table-row table:style-name="ro1">
          <table:table-cell office:value-type="float" office:value="0.603270947933197" calcext:value-type="float">
            <text:p>0.603270947933197</text:p>
          </table:table-cell>
          <table:table-cell table:number-columns-repeated="2"/>
        </table:table-row>
        <table:table-row table:style-name="ro1">
          <table:table-cell office:value-type="float" office:value="0.613498389720917" calcext:value-type="float">
            <text:p>0.613498389720917</text:p>
          </table:table-cell>
          <table:table-cell table:number-columns-repeated="2"/>
        </table:table-row>
        <table:table-row table:style-name="ro1">
          <table:table-cell office:value-type="float" office:value="0.62657082080841" calcext:value-type="float">
            <text:p>0.62657082080841</text:p>
          </table:table-cell>
          <table:table-cell table:number-columns-repeated="2"/>
        </table:table-row>
        <table:table-row table:style-name="ro1">
          <table:table-cell office:value-type="float" office:value="0.734440982341766" calcext:value-type="float">
            <text:p>0.734440982341766</text:p>
          </table:table-cell>
          <table:table-cell table:number-columns-repeated="2"/>
        </table:table-row>
        <table:table-row table:style-name="ro1">
          <table:table-cell office:value-type="float" office:value="0.720455467700958" calcext:value-type="float">
            <text:p>0.720455467700958</text:p>
          </table:table-cell>
          <table:table-cell table:number-columns-repeated="2"/>
        </table:table-row>
        <table:table-row table:style-name="ro1">
          <table:table-cell office:value-type="float" office:value="0.706020772457123" calcext:value-type="float">
            <text:p>0.706020772457123</text:p>
          </table:table-cell>
          <table:table-cell table:number-columns-repeated="2"/>
        </table:table-row>
        <table:table-row table:style-name="ro1">
          <table:table-cell office:value-type="float" office:value="0.642940700054169" calcext:value-type="float">
            <text:p>0.642940700054169</text:p>
          </table:table-cell>
          <table:table-cell table:number-columns-repeated="2"/>
        </table:table-row>
        <table:table-row table:style-name="ro1">
          <table:table-cell office:value-type="float" office:value="0.717757165431976" calcext:value-type="float">
            <text:p>0.717757165431976</text:p>
          </table:table-cell>
          <table:table-cell table:number-columns-repeated="2"/>
        </table:table-row>
        <table:table-row table:style-name="ro1">
          <table:table-cell office:value-type="float" office:value="0.702900350093842" calcext:value-type="float">
            <text:p>0.702900350093842</text:p>
          </table:table-cell>
          <table:table-cell table:number-columns-repeated="2"/>
        </table:table-row>
        <table:table-row table:style-name="ro1">
          <table:table-cell office:value-type="float" office:value="0.739683926105499" calcext:value-type="float">
            <text:p>0.739683926105499</text:p>
          </table:table-cell>
          <table:table-cell table:number-columns-repeated="2"/>
        </table:table-row>
        <table:table-row table:style-name="ro1">
          <table:table-cell office:value-type="float" office:value="0.743257880210876" calcext:value-type="float">
            <text:p>0.743257880210876</text:p>
          </table:table-cell>
          <table:table-cell table:number-columns-repeated="2"/>
        </table:table-row>
        <table:table-row table:style-name="ro1">
          <table:table-cell office:value-type="float" office:value="0.744447112083435" calcext:value-type="float">
            <text:p>0.744447112083435</text:p>
          </table:table-cell>
          <table:table-cell table:number-columns-repeated="2"/>
        </table:table-row>
        <table:table-row table:style-name="ro1">
          <table:table-cell office:value-type="float" office:value="0.686835050582886" calcext:value-type="float">
            <text:p>0.686835050582886</text:p>
          </table:table-cell>
          <table:table-cell table:number-columns-repeated="2"/>
        </table:table-row>
        <table:table-row table:style-name="ro1">
          <table:table-cell office:value-type="float" office:value="0.688303351402283" calcext:value-type="float">
            <text:p>0.688303351402283</text:p>
          </table:table-cell>
          <table:table-cell table:number-columns-repeated="2"/>
        </table:table-row>
        <table:table-row table:style-name="ro1">
          <table:table-cell office:value-type="float" office:value="0.688101768493652" calcext:value-type="float">
            <text:p>0.688101768493652</text:p>
          </table:table-cell>
          <table:table-cell table:number-columns-repeated="2"/>
        </table:table-row>
        <table:table-row table:style-name="ro1">
          <table:table-cell office:value-type="float" office:value="0.714534819126129" calcext:value-type="float">
            <text:p>0.714534819126129</text:p>
          </table:table-cell>
          <table:table-cell table:number-columns-repeated="2"/>
        </table:table-row>
        <table:table-row table:style-name="ro1">
          <table:table-cell office:value-type="float" office:value="0.531593561172485" calcext:value-type="float">
            <text:p>0.531593561172485</text:p>
          </table:table-cell>
          <table:table-cell table:number-columns-repeated="2"/>
        </table:table-row>
        <table:table-row table:style-name="ro1">
          <table:table-cell office:value-type="float" office:value="0.520349144935608" calcext:value-type="float">
            <text:p>0.520349144935608</text:p>
          </table:table-cell>
          <table:table-cell table:number-columns-repeated="2"/>
        </table:table-row>
        <table:table-row table:style-name="ro1">
          <table:table-cell office:value-type="float" office:value="0.592404305934906" calcext:value-type="float">
            <text:p>0.592404305934906</text:p>
          </table:table-cell>
          <table:table-cell table:number-columns-repeated="2"/>
        </table:table-row>
        <table:table-row table:style-name="ro1">
          <table:table-cell office:value-type="float" office:value="0.530506193637848" calcext:value-type="float">
            <text:p>0.530506193637848</text:p>
          </table:table-cell>
          <table:table-cell table:number-columns-repeated="2"/>
        </table:table-row>
        <table:table-row table:style-name="ro1">
          <table:table-cell office:value-type="float" office:value="0.334963440895081" calcext:value-type="float">
            <text:p>0.334963440895081</text:p>
          </table:table-cell>
          <table:table-cell table:number-columns-repeated="2"/>
        </table:table-row>
        <table:table-row table:style-name="ro1">
          <table:table-cell office:value-type="float" office:value="0.399726450443268" calcext:value-type="float">
            <text:p>0.399726450443268</text:p>
          </table:table-cell>
          <table:table-cell table:number-columns-repeated="2"/>
        </table:table-row>
        <table:table-row table:style-name="ro1">
          <table:table-cell office:value-type="float" office:value="0.276467353105545" calcext:value-type="float">
            <text:p>0.276467353105545</text:p>
          </table:table-cell>
          <table:table-cell table:number-columns-repeated="2"/>
        </table:table-row>
        <table:table-row table:style-name="ro1">
          <table:table-cell office:value-type="float" office:value="0.274509429931641" calcext:value-type="float">
            <text:p>0.274509429931641</text:p>
          </table:table-cell>
          <table:table-cell table:number-columns-repeated="2"/>
        </table:table-row>
        <table:table-row table:style-name="ro1">
          <table:table-cell office:value-type="float" office:value="0.285319805145264" calcext:value-type="float">
            <text:p>0.285319805145264</text:p>
          </table:table-cell>
          <table:table-cell table:number-columns-repeated="2"/>
        </table:table-row>
        <table:table-row table:style-name="ro1">
          <table:table-cell office:value-type="float" office:value="0.591352999210358" calcext:value-type="float">
            <text:p>0.591352999210358</text:p>
          </table:table-cell>
          <table:table-cell table:number-columns-repeated="2"/>
        </table:table-row>
        <table:table-row table:style-name="ro1">
          <table:table-cell office:value-type="float" office:value="0.382958859205246" calcext:value-type="float">
            <text:p>0.382958859205246</text:p>
          </table:table-cell>
          <table:table-cell table:number-columns-repeated="2"/>
        </table:table-row>
        <table:table-row table:style-name="ro1">
          <table:table-cell office:value-type="float" office:value="0.732516527175903" calcext:value-type="float">
            <text:p>0.732516527175903</text:p>
          </table:table-cell>
          <table:table-cell table:number-columns-repeated="2"/>
        </table:table-row>
        <table:table-row table:style-name="ro1">
          <table:table-cell office:value-type="float" office:value="0.362941831350327" calcext:value-type="float">
            <text:p>0.362941831350327</text:p>
          </table:table-cell>
          <table:table-cell table:number-columns-repeated="2"/>
        </table:table-row>
        <table:table-row table:style-name="ro1">
          <table:table-cell office:value-type="float" office:value="0.697589039802551" calcext:value-type="float">
            <text:p>0.697589039802551</text:p>
          </table:table-cell>
          <table:table-cell table:number-columns-repeated="2"/>
        </table:table-row>
        <table:table-row table:style-name="ro1">
          <table:table-cell office:value-type="float" office:value="0.544053673744202" calcext:value-type="float">
            <text:p>0.544053673744202</text:p>
          </table:table-cell>
          <table:table-cell table:number-columns-repeated="2"/>
        </table:table-row>
        <table:table-row table:style-name="ro1">
          <table:table-cell office:value-type="float" office:value="0.327162027359009" calcext:value-type="float">
            <text:p>0.327162027359009</text:p>
          </table:table-cell>
          <table:table-cell table:number-columns-repeated="2"/>
        </table:table-row>
        <table:table-row table:style-name="ro1">
          <table:table-cell office:value-type="float" office:value="0.389040201902389" calcext:value-type="float">
            <text:p>0.389040201902389</text:p>
          </table:table-cell>
          <table:table-cell table:number-columns-repeated="2"/>
        </table:table-row>
        <table:table-row table:style-name="ro1">
          <table:table-cell office:value-type="float" office:value="0.302792131900787" calcext:value-type="float">
            <text:p>0.302792131900787</text:p>
          </table:table-cell>
          <table:table-cell table:number-columns-repeated="2"/>
        </table:table-row>
        <table:table-row table:style-name="ro1">
          <table:table-cell office:value-type="float" office:value="0.347474724054337" calcext:value-type="float">
            <text:p>0.347474724054337</text:p>
          </table:table-cell>
          <table:table-cell table:number-columns-repeated="2"/>
        </table:table-row>
        <table:table-row table:style-name="ro1">
          <table:table-cell office:value-type="float" office:value="0.432128846645355" calcext:value-type="float">
            <text:p>0.432128846645355</text:p>
          </table:table-cell>
          <table:table-cell table:number-columns-repeated="2"/>
        </table:table-row>
        <table:table-row table:style-name="ro1">
          <table:table-cell office:value-type="float" office:value="0.709471821784973" calcext:value-type="float">
            <text:p>0.709471821784973</text:p>
          </table:table-cell>
          <table:table-cell table:number-columns-repeated="2"/>
        </table:table-row>
        <table:table-row table:style-name="ro1">
          <table:table-cell office:value-type="float" office:value="0.819587290287018" calcext:value-type="float">
            <text:p>0.819587290287018</text:p>
          </table:table-cell>
          <table:table-cell table:number-columns-repeated="2"/>
        </table:table-row>
        <table:table-row table:style-name="ro1">
          <table:table-cell office:value-type="float" office:value="0.85803347826004" calcext:value-type="float">
            <text:p>0.85803347826004</text:p>
          </table:table-cell>
          <table:table-cell table:number-columns-repeated="2"/>
        </table:table-row>
        <table:table-row table:style-name="ro1">
          <table:table-cell office:value-type="float" office:value="0.735978126525879" calcext:value-type="float">
            <text:p>0.735978126525879</text:p>
          </table:table-cell>
          <table:table-cell table:number-columns-repeated="2"/>
        </table:table-row>
        <table:table-row table:style-name="ro1">
          <table:table-cell office:value-type="float" office:value="0.250542521476746" calcext:value-type="float">
            <text:p>0.250542521476746</text:p>
          </table:table-cell>
          <table:table-cell table:number-columns-repeated="2"/>
        </table:table-row>
        <table:table-row table:style-name="ro1">
          <table:table-cell office:value-type="float" office:value="0.253790229558945" calcext:value-type="float">
            <text:p>0.253790229558945</text:p>
          </table:table-cell>
          <table:table-cell table:number-columns-repeated="2"/>
        </table:table-row>
        <table:table-row table:style-name="ro1">
          <table:table-cell office:value-type="float" office:value="0.252668797969818" calcext:value-type="float">
            <text:p>0.252668797969818</text:p>
          </table:table-cell>
          <table:table-cell table:number-columns-repeated="2"/>
        </table:table-row>
        <table:table-row table:style-name="ro1">
          <table:table-cell office:value-type="float" office:value="0.252986371517181" calcext:value-type="float">
            <text:p>0.252986371517181</text:p>
          </table:table-cell>
          <table:table-cell table:number-columns-repeated="2"/>
        </table:table-row>
        <table:table-row table:style-name="ro1">
          <table:table-cell office:value-type="float" office:value="0.260598242282867" calcext:value-type="float">
            <text:p>0.260598242282867</text:p>
          </table:table-cell>
          <table:table-cell table:number-columns-repeated="2"/>
        </table:table-row>
        <table:table-row table:style-name="ro1">
          <table:table-cell office:value-type="float" office:value="0.251364350318909" calcext:value-type="float">
            <text:p>0.251364350318909</text:p>
          </table:table-cell>
          <table:table-cell table:number-columns-repeated="2"/>
        </table:table-row>
        <table:table-row table:style-name="ro1">
          <table:table-cell office:value-type="float" office:value="0.250954866409302" calcext:value-type="float">
            <text:p>0.250954866409302</text:p>
          </table:table-cell>
          <table:table-cell table:number-columns-repeated="2"/>
        </table:table-row>
        <table:table-row table:style-name="ro1">
          <table:table-cell office:value-type="float" office:value="0.250518292188644" calcext:value-type="float">
            <text:p>0.250518292188644</text:p>
          </table:table-cell>
          <table:table-cell table:number-columns-repeated="2"/>
        </table:table-row>
        <table:table-row table:style-name="ro1">
          <table:table-cell office:value-type="float" office:value="0.258905053138733" calcext:value-type="float">
            <text:p>0.258905053138733</text:p>
          </table:table-cell>
          <table:table-cell table:number-columns-repeated="2"/>
        </table:table-row>
        <table:table-row table:style-name="ro1">
          <table:table-cell office:value-type="float" office:value="0.259269267320633" calcext:value-type="float">
            <text:p>0.259269267320633</text:p>
          </table:table-cell>
          <table:table-cell table:number-columns-repeated="2"/>
        </table:table-row>
        <table:table-row table:style-name="ro1">
          <table:table-cell office:value-type="float" office:value="0.257949620485306" calcext:value-type="float">
            <text:p>0.257949620485306</text:p>
          </table:table-cell>
          <table:table-cell table:number-columns-repeated="2"/>
        </table:table-row>
        <table:table-row table:style-name="ro1">
          <table:table-cell office:value-type="float" office:value="0.256296396255493" calcext:value-type="float">
            <text:p>0.256296396255493</text:p>
          </table:table-cell>
          <table:table-cell table:number-columns-repeated="2"/>
        </table:table-row>
        <table:table-row table:style-name="ro1">
          <table:table-cell office:value-type="float" office:value="0.484681308269501" calcext:value-type="float">
            <text:p>0.484681308269501</text:p>
          </table:table-cell>
          <table:table-cell table:number-columns-repeated="2"/>
        </table:table-row>
        <table:table-row table:style-name="ro1">
          <table:table-cell office:value-type="float" office:value="0.857716739177704" calcext:value-type="float">
            <text:p>0.857716739177704</text:p>
          </table:table-cell>
          <table:table-cell table:number-columns-repeated="2"/>
        </table:table-row>
        <table:table-row table:style-name="ro1">
          <table:table-cell office:value-type="float" office:value="0.856312215328217" calcext:value-type="float">
            <text:p>0.856312215328217</text:p>
          </table:table-cell>
          <table:table-cell table:number-columns-repeated="2"/>
        </table:table-row>
        <table:table-row table:style-name="ro1">
          <table:table-cell office:value-type="float" office:value="0.842795252799988" calcext:value-type="float">
            <text:p>0.842795252799988</text:p>
          </table:table-cell>
          <table:table-cell table:number-columns-repeated="2"/>
        </table:table-row>
        <table:table-row table:style-name="ro1">
          <table:table-cell office:value-type="float" office:value="0.681584358215332" calcext:value-type="float">
            <text:p>0.681584358215332</text:p>
          </table:table-cell>
          <table:table-cell table:number-columns-repeated="2"/>
        </table:table-row>
        <table:table-row table:style-name="ro1">
          <table:table-cell office:value-type="float" office:value="0.531841993331909" calcext:value-type="float">
            <text:p>0.531841993331909</text:p>
          </table:table-cell>
          <table:table-cell table:number-columns-repeated="2"/>
        </table:table-row>
        <table:table-row table:style-name="ro1">
          <table:table-cell office:value-type="float" office:value="0.530504643917084" calcext:value-type="float">
            <text:p>0.530504643917084</text:p>
          </table:table-cell>
          <table:table-cell table:number-columns-repeated="2"/>
        </table:table-row>
        <table:table-row table:style-name="ro1">
          <table:table-cell office:value-type="float" office:value="0.824662864208221" calcext:value-type="float">
            <text:p>0.824662864208221</text:p>
          </table:table-cell>
          <table:table-cell table:number-columns-repeated="2"/>
        </table:table-row>
        <table:table-row table:style-name="ro1">
          <table:table-cell office:value-type="float" office:value="0.808429956436157" calcext:value-type="float">
            <text:p>0.808429956436157</text:p>
          </table:table-cell>
          <table:table-cell table:number-columns-repeated="2"/>
        </table:table-row>
        <table:table-row table:style-name="ro1">
          <table:table-cell office:value-type="float" office:value="0.842286288738251" calcext:value-type="float">
            <text:p>0.842286288738251</text:p>
          </table:table-cell>
          <table:table-cell table:number-columns-repeated="2"/>
        </table:table-row>
        <table:table-row table:style-name="ro1">
          <table:table-cell office:value-type="float" office:value="0.755049169063568" calcext:value-type="float">
            <text:p>0.755049169063568</text:p>
          </table:table-cell>
          <table:table-cell table:number-columns-repeated="2"/>
        </table:table-row>
        <table:table-row table:style-name="ro1">
          <table:table-cell office:value-type="float" office:value="0.823030352592468" calcext:value-type="float">
            <text:p>0.823030352592468</text:p>
          </table:table-cell>
          <table:table-cell table:number-columns-repeated="2"/>
        </table:table-row>
        <table:table-row table:style-name="ro1">
          <table:table-cell office:value-type="float" office:value="0.71369594335556" calcext:value-type="float">
            <text:p>0.71369594335556</text:p>
          </table:table-cell>
          <table:table-cell table:number-columns-repeated="2"/>
        </table:table-row>
        <table:table-row table:style-name="ro1">
          <table:table-cell office:value-type="float" office:value="0.71354466676712" calcext:value-type="float">
            <text:p>0.71354466676712</text:p>
          </table:table-cell>
          <table:table-cell table:number-columns-repeated="2"/>
        </table:table-row>
        <table:table-row table:style-name="ro1">
          <table:table-cell office:value-type="float" office:value="0.816211938858032" calcext:value-type="float">
            <text:p>0.816211938858032</text:p>
          </table:table-cell>
          <table:table-cell table:number-columns-repeated="2"/>
        </table:table-row>
        <table:table-row table:style-name="ro1">
          <table:table-cell office:value-type="float" office:value="0.704077422618866" calcext:value-type="float">
            <text:p>0.70407742261886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30T18:10:24.747491111</dc:date>
    <meta:editing-duration>PT1M59S</meta:editing-duration>
    <meta:editing-cycles>1</meta:editing-cycles>
    <meta:document-statistic meta:table-count="1" meta:cell-count="463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5cm" svg:y="4.148cm" style:legend-expansion="high" chart:style-name="ch2"/>
        <chart:plot-area chart:style-name="ch3" table:cell-range-address="20230130_175903conf_memo.A1:20230130_175903conf_memo.A461" svg:x="0.32cm" svg:y="0.18cm" svg:width="13.255cm" svg:height="8.64cm">
          <chartooo:coordinate-region svg:x="1.047cm" svg:y="0.379cm" svg:width="12.24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0230130_175903conf_memo.A1:20230130_175903conf_memo.A461" chart:class="chart:scatter">
            <chart:data-point chart:repeated="4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4334479570389">
                <text:p>0.254334479570389</text:p>
                <draw:g>
                  <svg:desc>20230130_175903conf_memo.A1:20230130_175903conf_memo.A4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1908987760544">
                <text:p>0.251908987760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1169890165329">
                <text:p>0.2511698901653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2891957759857">
                <text:p>0.252891957759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498818397522">
                <text:p>0.26498818397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6988039016724">
                <text:p>0.266988039016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8872797489166">
                <text:p>0.2688727974891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8377432823181">
                <text:p>0.2583774328231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9316384792328">
                <text:p>0.2593163847923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2310415506363">
                <text:p>0.2623104155063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6458868980408">
                <text:p>0.2664588689804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5159646272659">
                <text:p>0.2551596462726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3825008869171">
                <text:p>0.2538250088691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9206116199493">
                <text:p>0.2592061161994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69565403461456">
                <text:p>0.269565403461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9840270280838">
                <text:p>0.2698402702808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3763507604599">
                <text:p>0.2737635076045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8125832080841">
                <text:p>0.2681258320808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4719545841217">
                <text:p>0.2647195458412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0099837779999">
                <text:p>0.25009983777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2835720777512">
                <text:p>0.2528357207775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2244085073471">
                <text:p>0.2522440850734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8054137229919">
                <text:p>0.2580541372299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5306651592255">
                <text:p>0.2653066515922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5541503429413">
                <text:p>0.2555415034294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03382724523544">
                <text:p>0.303382724523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5290857553482">
                <text:p>0.2952908575534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9911682009697">
                <text:p>0.299116820096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7285089492798">
                <text:p>0.2872850894927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619100689888">
                <text:p>0.296191006898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593887925148">
                <text:p>0.295938879251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8608750104904">
                <text:p>0.2986087501049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97865748405457">
                <text:p>0.2978657484054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5100957155228">
                <text:p>0.2951009571552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88627743721008">
                <text:p>0.2886277437210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2842417955399">
                <text:p>0.2928424179553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0489584207535">
                <text:p>0.2904895842075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84319281578064">
                <text:p>0.2843192815780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80862480401993">
                <text:p>0.2808624804019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81329989433289">
                <text:p>0.2813299894332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79995054006577">
                <text:p>0.2799950540065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80576080083847">
                <text:p>0.2805760800838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84718781709671">
                <text:p>0.2847187817096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83262223005295">
                <text:p>0.2832622230052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82823473215103">
                <text:p>0.2828234732151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86134213209152">
                <text:p>0.2861342132091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83243089914322">
                <text:p>0.2832430899143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84760355949402">
                <text:p>0.2847603559494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83007174730301">
                <text:p>0.2830071747303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52303689718246">
                <text:p>0.2523036897182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2286583185196">
                <text:p>0.2522865831851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9335696697235">
                <text:p>0.2593356966972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59659171104431">
                <text:p>0.2596591711044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6313254833221">
                <text:p>0.2663132548332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64298915863037">
                <text:p>0.264298915863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68171310424805">
                <text:p>0.2681713104248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83577740192413">
                <text:p>0.2835777401924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0930250883102">
                <text:p>0.2809302508831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80131369829178">
                <text:p>0.2801313698291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91547447443008">
                <text:p>0.2915474474430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88656383752823">
                <text:p>0.2886563837528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6532034873962">
                <text:p>0.2965320348739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94936269521713">
                <text:p>0.2949362695217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89435178041458">
                <text:p>0.2894351780414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92286038398743">
                <text:p>0.2922860383987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92692869901657">
                <text:p>0.2926928699016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8938740491867">
                <text:p>0.2789387404918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58811950683594">
                <text:p>0.2588119506835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5679287314415">
                <text:p>0.256792873144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53893941640854">
                <text:p>0.2538939416408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50821381807327">
                <text:p>0.2508213818073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50414162874222">
                <text:p>0.2504141628742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6196825504303">
                <text:p>0.261968255043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65194833278656">
                <text:p>0.2651948332786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63919621706009">
                <text:p>0.2639196217060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65378773212433">
                <text:p>0.2653787732124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63207763433456">
                <text:p>0.2632077634334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65805721282959">
                <text:p>0.2658057212829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61332333087921">
                <text:p>0.2613323330879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63367295265198">
                <text:p>0.2633672952651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3369510173798">
                <text:p>0.2533695101737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56574898958206">
                <text:p>0.2565748989582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56239652633667">
                <text:p>0.256239652633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58613407611847">
                <text:p>0.2586134076118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57426291704178">
                <text:p>0.2574262917041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5812241435051">
                <text:p>0.258122414350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55030512809753">
                <text:p>0.2550305128097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55610287189484">
                <text:p>0.2556102871894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56440490484238">
                <text:p>0.2564404904842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54919171333313">
                <text:p>0.2549191713333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5737127661705">
                <text:p>0.257371276617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54564493894577">
                <text:p>0.2545644938945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55542695522308">
                <text:p>0.2555426955223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56078511476517">
                <text:p>0.2560785114765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51723110675812">
                <text:p>0.2517231106758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09481054544449">
                <text:p>0.3094810545444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71953737735748">
                <text:p>0.671953737735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75808525085449">
                <text:p>0.5758085250854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09208869934082">
                <text:p>0.3092088699340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54736757278442">
                <text:p>0.6547367572784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00997674465179">
                <text:p>0.8009976744651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87989735603333">
                <text:p>0.78798973560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67717206478119">
                <text:p>0.3677172064781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53456950187683">
                <text:p>0.2534569501876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57907450199127">
                <text:p>0.2579074501991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54910945892334">
                <text:p>0.2549109458923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56676524877548">
                <text:p>0.2566765248775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54011988639832">
                <text:p>0.2540119886398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62202709913254">
                <text:p>0.2622027099132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56920009851456">
                <text:p>0.2569200098514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5777941942215">
                <text:p>0.257779419422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60477781295776">
                <text:p>0.2604777812957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74665594100952">
                <text:p>0.2746655941009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59982049465179">
                <text:p>0.2599820494651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7275076508522">
                <text:p>0.272750765085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77283906936645">
                <text:p>0.2772839069366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91626989841461">
                <text:p>0.2916269898414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90845066308975">
                <text:p>0.2908450663089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67229944467545">
                <text:p>0.2672299444675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6391464471817">
                <text:p>0.263914644718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62047559022903">
                <text:p>0.2620475590229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51458644866943">
                <text:p>0.2514586448669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53278404474258">
                <text:p>0.2532784044742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54461497068405">
                <text:p>0.2544614970684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52652198076248">
                <text:p>0.2526521980762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6940841674805">
                <text:p>0.2569408416748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5812041759491">
                <text:p>0.258120417594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59901463985443">
                <text:p>0.2599014639854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57973492145538">
                <text:p>0.2579734921455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56476074457169">
                <text:p>0.2564760744571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67276138067245">
                <text:p>0.2672761380672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67314285039902">
                <text:p>0.2673142850399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6757550239563">
                <text:p>0.267575502395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68908828496933">
                <text:p>0.2689088284969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6658883690834">
                <text:p>0.266588836908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66421049833298">
                <text:p>0.2664210498332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69572138786316">
                <text:p>0.2695721387863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6975417137146">
                <text:p>0.269754171371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63172745704651">
                <text:p>0.2631727457046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62808233499527">
                <text:p>0.2628082334995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58820116519928">
                <text:p>0.2588201165199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60358363389969">
                <text:p>0.2603583633899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7185583114624">
                <text:p>0.271855831146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69755452871323">
                <text:p>0.2697554528713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69593089818955">
                <text:p>0.2695930898189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67143309116363">
                <text:p>0.2671433091163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67590016126633">
                <text:p>0.2675900161266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88248592615128">
                <text:p>0.3882485926151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04708927869797">
                <text:p>0.3047089278697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984095454216">
                <text:p>0.39840954542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86490440368652">
                <text:p>0.2864904403686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79943013191223">
                <text:p>0.3799430131912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08149188756943">
                <text:p>0.3081491887569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2094703912735">
                <text:p>0.520947039127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51798123121262">
                <text:p>0.2517981231212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57947772741318">
                <text:p>0.2579477727413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54756718873978">
                <text:p>0.2547567188739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54886388778686">
                <text:p>0.2548863887786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51690119504929">
                <text:p>0.2516901195049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53487080335617">
                <text:p>0.2534870803356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54983156919479">
                <text:p>0.2549831569194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70463526248932">
                <text:p>0.2704635262489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25756460428238">
                <text:p>0.3257564604282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889031291008">
                <text:p>0.58890312910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87740361690521">
                <text:p>0.5877403616905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33147346973419">
                <text:p>0.3331473469734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11622214317322">
                <text:p>0.6116222143173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50373435020447">
                <text:p>0.5503734350204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68801259994507">
                <text:p>0.4688012599945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60196942090988">
                <text:p>0.4601969420909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39363145828247">
                <text:p>0.5393631458282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5125381946564">
                <text:p>0.7151253819465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44925510883331">
                <text:p>0.5449255108833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279749751091">
                <text:p>0.82797497510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77154171466827">
                <text:p>0.8771541714668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74085605144501">
                <text:p>0.8740856051445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27000796794891">
                <text:p>0.8270007967948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97811722755432">
                <text:p>0.6978117227554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084721326828">
                <text:p>0.70847213268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14468240737915">
                <text:p>0.7144682407379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97284126281738">
                <text:p>0.7972841262817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71478235721588">
                <text:p>0.7714782357215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28026390075684">
                <text:p>0.7280263900756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10775256156921">
                <text:p>0.7107752561569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71393001079559">
                <text:p>0.7713930010795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51769483089447">
                <text:p>0.7517694830894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53930032253265">
                <text:p>0.7539300322532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49981737136841">
                <text:p>0.6499817371368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26696014404297">
                <text:p>0.7266960144042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74925112724304">
                <text:p>0.7749251127243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94533431529999">
                <text:p>0.7945334315299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68870437145233">
                <text:p>0.8688704371452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50535392761231">
                <text:p>0.8505353927612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35215628147125">
                <text:p>0.8352156281471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03387939929962">
                <text:p>0.8033879399299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03330540657043">
                <text:p>0.8033305406570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13874542713165">
                <text:p>0.8138745427131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10671925544739">
                <text:p>0.8106719255447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05179357528687">
                <text:p>0.8051793575286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09153258800507">
                <text:p>0.8091532588005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11364829540253">
                <text:p>0.8113648295402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16656410694122">
                <text:p>0.8166564106941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20476233959198">
                <text:p>0.8204762339591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06912302970886">
                <text:p>0.8069123029708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50128865242004">
                <text:p>0.7501288652420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68754959106445">
                <text:p>0.7687549591064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00468599796295">
                <text:p>0.7004685997962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84296727180481">
                <text:p>0.6842967271804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04482674598694">
                <text:p>0.7044826745986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96772456169128">
                <text:p>0.6967724561691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9443279504776">
                <text:p>0.694432795047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07524001598358">
                <text:p>0.7075240015983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05429792404175">
                <text:p>0.7054297924041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26431965827942">
                <text:p>0.7264319658279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80294930934906">
                <text:p>0.6802949309349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36340737342835">
                <text:p>0.6363407373428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56791925430298">
                <text:p>0.6567919254302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44838452339172">
                <text:p>0.6448384523391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18945419788361">
                <text:p>0.6189454197883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73678278923035">
                <text:p>0.6736782789230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91255748271942">
                <text:p>0.6912557482719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02754557132721">
                <text:p>0.7027545571327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683844923973084">
                <text:p>0.6838449239730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59569466114044">
                <text:p>0.7595694661140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46346127986908">
                <text:p>0.5463461279869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24748980998993">
                <text:p>0.5247489809989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17073154449463">
                <text:p>0.5170731544494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02290904521942">
                <text:p>0.5022909045219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56308406591415">
                <text:p>0.2563084065914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73650169372559">
                <text:p>0.27365016937255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80345886945724">
                <text:p>0.2803458869457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86732792854309">
                <text:p>0.2867327928543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86969482898712">
                <text:p>0.2869694828987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93345004320145">
                <text:p>0.2933450043201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94917851686478">
                <text:p>0.2949178516864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02126228809357">
                <text:p>0.3021262288093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71333247423172">
                <text:p>0.2713332474231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95676738023758">
                <text:p>0.2956767380237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83060520887375">
                <text:p>0.2830605208873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96220183372498">
                <text:p>0.2962201833724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96970367431641">
                <text:p>0.2969703674316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26012998819351">
                <text:p>0.3260129988193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96593487262726">
                <text:p>0.2965934872627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31970691680908">
                <text:p>0.3319706916809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87401527166367">
                <text:p>0.2874015271663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29976201057434">
                <text:p>0.3299762010574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8743302822113">
                <text:p>0.287433028221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62356722354889">
                <text:p>0.3623567223548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87929564714432">
                <text:p>0.2879295647144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62336307764053">
                <text:p>0.3623363077640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88090199232101">
                <text:p>0.2880901992321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15833956003189">
                <text:p>0.31583395600318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87886887788773">
                <text:p>0.2878868877887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55470269918442">
                <text:p>0.3554702699184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72944420576096">
                <text:p>0.2729444205760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1349920630455">
                <text:p>0.413499206304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72762566804886">
                <text:p>0.27276256680488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45966958999634">
                <text:p>0.4459669589996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72378534078598">
                <text:p>0.27237853407859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89489197731018">
                <text:p>0.4894891977310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73645579814911">
                <text:p>0.27364557981491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28703451156616">
                <text:p>0.5287034511566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76142030954361">
                <text:p>0.2761420309543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32358348369598">
                <text:p>0.5323583483695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91898131370544">
                <text:p>0.2918981313705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4711925983429">
                <text:p>0.5471192598342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97696232795715">
                <text:p>0.2976962327957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61329245567322">
                <text:p>0.5613292455673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82821029424667">
                <text:p>0.2828210294246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55714249610901">
                <text:p>0.5557142496109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81868100166321">
                <text:p>0.28186810016632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38600981235504">
                <text:p>0.5386009812355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80691802501678">
                <text:p>0.2806918025016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26806950569153">
                <text:p>0.5268069505691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82412379980087">
                <text:p>0.2824123799800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36867439746857">
                <text:p>0.53686743974685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80947118997574">
                <text:p>0.2809471189975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82279717922211">
                <text:p>0.4822797179222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25574159622192">
                <text:p>0.3255741596221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83216446638107">
                <text:p>0.28321644663810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66534119844437">
                <text:p>0.2665341198444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75079160928726">
                <text:p>0.27507916092872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79834657907486">
                <text:p>0.2798346579074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64264166355133">
                <text:p>0.2642641663551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97464519739151">
                <text:p>0.29746451973915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91800022125244">
                <text:p>0.2918000221252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65708267688751">
                <text:p>0.26570826768875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05699378252029">
                <text:p>0.30569937825202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19540232419968">
                <text:p>0.31954023241996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74620467424393">
                <text:p>0.3746204674243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87083411216736">
                <text:p>0.3870834112167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18905377388001">
                <text:p>0.4189053773880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40454185009003">
                <text:p>0.4404541850090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59533542394638">
                <text:p>0.45953354239463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64736223220825">
                <text:p>0.4647362232208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23237770795822">
                <text:p>0.4232377707958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9411523938179">
                <text:p>0.394115239381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02383536100388">
                <text:p>0.4023835361003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87029939889908">
                <text:p>0.4870299398899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02765119075775">
                <text:p>0.5027651190757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504096806049347">
                <text:p>0.5040968060493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97423887252808">
                <text:p>0.4974238872528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87908810377121">
                <text:p>0.48790881037712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10989487171173">
                <text:p>0.51098948717117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7302520275116">
                <text:p>0.473025202751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49562758207321">
                <text:p>0.44956275820732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69730198383331">
                <text:p>0.46973019838333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78940546512604">
                <text:p>0.47894054651260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24522340297699">
                <text:p>0.42452234029769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5423036813736">
                <text:p>0.454230368137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56884586811066">
                <text:p>0.55688458681106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85152214765549">
                <text:p>0.48515221476554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74092841148376">
                <text:p>0.47409284114837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48598086833954">
                <text:p>0.44859808683395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25951981544495">
                <text:p>0.5259519815444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80901211500168">
                <text:p>0.4809012115001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22985517978668">
                <text:p>0.5229855179786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72867280244827">
                <text:p>0.4728672802448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80931758880615">
                <text:p>0.4809317588806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51058930158615">
                <text:p>0.3510589301586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46747040748596">
                <text:p>0.34674704074859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94389605522156">
                <text:p>0.2943896055221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83172124624252">
                <text:p>0.3831721246242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92506539821625">
                <text:p>0.3925065398216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40170615911484">
                <text:p>0.44017061591148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99048805236816">
                <text:p>0.3990488052368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71649885177612">
                <text:p>0.4716498851776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485030949115753">
                <text:p>0.48503094911575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602934181690216">
                <text:p>0.6029341816902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682805359363556">
                <text:p>0.6828053593635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807060539722443">
                <text:p>0.80706053972244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898037135601044">
                <text:p>0.8980371356010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94024968147278">
                <text:p>0.8940249681472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76103520393372">
                <text:p>0.87610352039337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40036869049072">
                <text:p>0.8400368690490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833564460277557">
                <text:p>0.83356446027755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874984204769135">
                <text:p>0.8749842047691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02712643146515">
                <text:p>0.9027126431465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07489955425262">
                <text:p>0.90748995542526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11359906196594">
                <text:p>0.91135990619659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89361047744751">
                <text:p>0.893610477447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57136428356171">
                <text:p>0.85713642835617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844886720180512">
                <text:p>0.8448867201805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842017710208893">
                <text:p>0.84201771020889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826134026050568">
                <text:p>0.8261340260505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5053426027298">
                <text:p>0.850534260272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849914014339447">
                <text:p>0.84991401433944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8194380402565">
                <text:p>0.819438040256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823392152786255">
                <text:p>0.8233921527862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834539890289306">
                <text:p>0.8345398902893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59242796897888">
                <text:p>0.8592427968978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858826160430908">
                <text:p>0.85882616043090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49451124668121">
                <text:p>0.84945112466812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825433909893036">
                <text:p>0.8254339098930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829219877719879">
                <text:p>0.82921987771987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843584954738617">
                <text:p>0.8435849547386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851868212223053">
                <text:p>0.85186821222305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57974588871002">
                <text:p>0.8579745888710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86957448720932">
                <text:p>0.8695744872093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866248726844788">
                <text:p>0.8662487268447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889507174491882">
                <text:p>0.8895071744918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847902476787567">
                <text:p>0.8479024767875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728729903697968">
                <text:p>0.72872990369796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80478835105896">
                <text:p>0.8047883510589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11431264877319">
                <text:p>0.7114312648773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91700410842896">
                <text:p>0.4917004108428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21861267089844">
                <text:p>0.32186126708984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635548651218414">
                <text:p>0.6355486512184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47364115715027">
                <text:p>0.54736411571502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602056741714478">
                <text:p>0.60205674171447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791289985179901">
                <text:p>0.7912899851799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845444202423096">
                <text:p>0.8454442024230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611955881118774">
                <text:p>0.61195588111877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254951864480972">
                <text:p>0.25495186448097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88829380273819">
                <text:p>0.3888293802738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20470440387726">
                <text:p>0.52047044038772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737381994724274">
                <text:p>0.73738199472427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795361578464508">
                <text:p>0.79536157846450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716702520847321">
                <text:p>0.71670252084732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565695285797119">
                <text:p>0.5656952857971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15203750133514">
                <text:p>0.41520375013351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802139818668366">
                <text:p>0.80213981866836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766165554523468">
                <text:p>0.7661655545234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543606698513031">
                <text:p>0.54360669851303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703752934932709">
                <text:p>0.7037529349327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775909602642059">
                <text:p>0.77590960264205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595895767211914">
                <text:p>0.5958957672119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514311969280243">
                <text:p>0.51431196928024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67433887720108">
                <text:p>0.6743388772010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540680170059204">
                <text:p>0.54068017005920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42254370450973">
                <text:p>0.34225437045097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659915566444397">
                <text:p>0.65991556644439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607412159442902">
                <text:p>0.60741215944290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603270947933197">
                <text:p>0.60327094793319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613498389720917">
                <text:p>0.6134983897209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62657082080841">
                <text:p>0.6265708208084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734440982341766">
                <text:p>0.73444098234176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720455467700958">
                <text:p>0.72045546770095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706020772457123">
                <text:p>0.70602077245712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642940700054169">
                <text:p>0.64294070005416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717757165431976">
                <text:p>0.71775716543197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702900350093842">
                <text:p>0.7029003500938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739683926105499">
                <text:p>0.7396839261054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743257880210876">
                <text:p>0.7432578802108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744447112083435">
                <text:p>0.74444711208343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686835050582886">
                <text:p>0.68683505058288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688303351402283">
                <text:p>0.68830335140228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688101768493652">
                <text:p>0.68810176849365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714534819126129">
                <text:p>0.71453481912612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531593561172485">
                <text:p>0.53159356117248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520349144935608">
                <text:p>0.52034914493560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592404305934906">
                <text:p>0.59240430593490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530506193637848">
                <text:p>0.53050619363784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34963440895081">
                <text:p>0.33496344089508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99726450443268">
                <text:p>0.39972645044326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276467353105545">
                <text:p>0.27646735310554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274509429931641">
                <text:p>0.2745094299316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285319805145264">
                <text:p>0.28531980514526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591352999210358">
                <text:p>0.59135299921035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382958859205246">
                <text:p>0.38295885920524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732516527175903">
                <text:p>0.7325165271759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62941831350327">
                <text:p>0.36294183135032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697589039802551">
                <text:p>0.69758903980255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544053673744202">
                <text:p>0.5440536737442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27162027359009">
                <text:p>0.32716202735900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89040201902389">
                <text:p>0.38904020190238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02792131900787">
                <text:p>0.30279213190078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47474724054337">
                <text:p>0.34747472405433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32128846645355">
                <text:p>0.4321288466453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709471821784973">
                <text:p>0.70947182178497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819587290287018">
                <text:p>0.8195872902870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85803347826004">
                <text:p>0.8580334782600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735978126525879">
                <text:p>0.73597812652587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250542521476746">
                <text:p>0.25054252147674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253790229558945">
                <text:p>0.25379022955894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252668797969818">
                <text:p>0.2526687979698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252986371517181">
                <text:p>0.25298637151718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260598242282867">
                <text:p>0.2605982422828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251364350318909">
                <text:p>0.25136435031890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50954866409302">
                <text:p>0.25095486640930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250518292188644">
                <text:p>0.25051829218864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258905053138733">
                <text:p>0.2589050531387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259269267320633">
                <text:p>0.2592692673206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257949620485306">
                <text:p>0.25794962048530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256296396255493">
                <text:p>0.25629639625549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84681308269501">
                <text:p>0.4846813082695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857716739177704">
                <text:p>0.85771673917770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856312215328217">
                <text:p>0.85631221532821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842795252799988">
                <text:p>0.84279525279998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681584358215332">
                <text:p>0.68158435821533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531841993331909">
                <text:p>0.53184199333190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530504643917084">
                <text:p>0.53050464391708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824662864208221">
                <text:p>0.82466286420822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808429956436157">
                <text:p>0.80842995643615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842286288738251">
                <text:p>0.84228628873825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755049169063568">
                <text:p>0.75504916906356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823030352592468">
                <text:p>0.82303035259246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71369594335556">
                <text:p>0.7136959433555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71354466676712">
                <text:p>0.713544666767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816211938858032">
                <text:p>0.8162119388580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704077422618866">
                <text:p>0.7040774226188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